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Arial Unicode MS" svg:font-family="'Arial Unicode MS'" style:font-pitch="variable"/>
    <style:font-face style:name="Brush Flash" svg:font-family="'Brush Flash', 'Times New Roman'" style:font-pitch="variable"/>
    <style:font-face style:name="HG Mincho Light J" svg:font-family="'HG Mincho Light J'" style:font-pitch="variable"/>
    <style:font-face style:name="Sci Fied 2002" svg:font-family="'Sci Fied 2002'" style:font-pitch="variable"/>
    <style:font-face style:name="Batang" svg:font-family="Batang, 바탕" style:font-family-generic="roman" style:font-pitch="variable"/>
    <style:font-face style:name="OOSawasdee" svg:font-family="OOSawasdee" style:font-family-generic="roman" style:font-pitch="variable"/>
    <style:font-face style:name="Times New Roman" svg:font-family="'Times New Roman'" style:font-family-generic="roman" style:font-pitch="variable"/>
    <style:font-face style:name="Brush Script" svg:font-family="'Brush Script', 'Courier New'"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4" style:family="table">
      <style:table-properties style:width="16.872cm" fo:break-before="page" table:align="margins"/>
    </style:style>
    <style:style style:name="Table14.A" style:family="table-column">
      <style:table-column-properties style:column-width="2.431cm" style:rel-column-width="9443*"/>
    </style:style>
    <style:style style:name="Table14.B" style:family="table-column">
      <style:table-column-properties style:column-width="2.429cm" style:rel-column-width="9436*"/>
    </style:style>
    <style:style style:name="Table14.C" style:family="table-column">
      <style:table-column-properties style:column-width="2.711cm" style:rel-column-width="10529*"/>
    </style:style>
    <style:style style:name="Table14.D" style:family="table-column">
      <style:table-column-properties style:column-width="9.301cm" style:rel-column-width="36127*"/>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107">
      <style:table-cell-properties style:vertical-align="bottom"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 style:family="table">
      <style:table-properties style:width="16.872cm" table:align="margins"/>
    </style:style>
    <style:style style:name="Table2.A" style:family="table-column">
      <style:table-column-properties style:column-width="2.145cm" style:rel-column-width="8332*"/>
    </style:style>
    <style:style style:name="Table2.B" style:family="table-column">
      <style:table-column-properties style:column-width="6.29cm" style:rel-column-width="24435*"/>
    </style:style>
    <style:style style:name="Table2.C" style:family="table-column">
      <style:table-column-properties style:column-width="4.263cm" style:rel-column-width="16561*"/>
    </style:style>
    <style:style style:name="Table2.D" style:family="table-column">
      <style:table-column-properties style:column-width="4.172cm" style:rel-column-width="16207*"/>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style:vertical-align="bottom"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D3" style:family="table-cell">
      <style:table-cell-properties style:vertical-align="top" fo:padding="0.097cm" fo:border-left="0.002cm solid #000000" fo:border-right="0.002cm solid #000000" fo:border-top="none" fo:border-bottom="0.002cm solid #000000"/>
    </style:style>
    <style:style style:name="Table2.D4" style:family="table-cell">
      <style:table-cell-properties style:vertical-align="top" fo:background-color="#c0c0c0" fo:padding="0.097cm" fo:border-left="0.002cm solid #000000" fo:border-right="0.002cm solid #000000" fo:border-top="none" fo:border-bottom="0.002cm solid #000000">
        <style:background-image/>
      </style:table-cell-properties>
    </style:style>
    <style:style style:name="Table2.C6" style:family="table-cell">
      <style:table-cell-properties fo:background-color="#e6e6e6" fo:padding="0.097cm" fo:border-left="0.002cm solid #000000" fo:border-right="none" fo:border-top="none" fo:border-bottom="0.002cm solid #000000">
        <style:background-image/>
      </style:table-cell-properties>
    </style:style>
    <style:style style:name="Table2.C9" style:family="table-cell">
      <style:table-cell-properties fo:background-color="#c0c0c0" fo:padding="0.097cm" fo:border-left="0.002cm solid #000000" fo:border-right="none" fo:border-top="none" fo:border-bottom="0.002cm solid #000000">
        <style:background-image/>
      </style:table-cell-properties>
    </style:style>
    <style:style style:name="Table2.C10" style:family="table-cell">
      <style:table-cell-properties style:vertical-align="top" fo:padding="0.097cm" fo:border-left="0.002cm solid #000000" fo:border-right="none" fo:border-top="none" fo:border-bottom="0.002cm solid #000000"/>
    </style:style>
    <style:style style:name="Table2.D10"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3" style:family="table">
      <style:table-properties style:width="16.872cm" table:align="margins"/>
    </style:style>
    <style:style style:name="Table3.A" style:family="table-column">
      <style:table-column-properties style:column-width="2.145cm" style:rel-column-width="8332*"/>
    </style:style>
    <style:style style:name="Table3.B" style:family="table-column">
      <style:table-column-properties style:column-width="6.29cm" style:rel-column-width="24435*"/>
    </style:style>
    <style:style style:name="Table3.C" style:family="table-column">
      <style:table-column-properties style:column-width="4.217cm" style:rel-column-width="16383*"/>
    </style:style>
    <style:style style:name="Table3.D" style:family="table-column">
      <style:table-column-properties style:column-width="4.217cm" style:rel-column-width="16385*"/>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style:vertical-align="bottom"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3.D3" style:family="table-cell">
      <style:table-cell-properties style:vertical-align="top" fo:padding="0.097cm" fo:border-left="0.002cm solid #000000" fo:border-right="0.002cm solid #000000" fo:border-top="none" fo:border-bottom="0.002cm solid #000000"/>
    </style:style>
    <style:style style:name="Table3.D8" style:family="table-cell">
      <style:table-cell-properties style:vertical-align="top" fo:background-color="#c0c0c0" fo:padding="0.097cm" fo:border-left="0.002cm solid #000000" fo:border-right="0.002cm solid #000000" fo:border-top="none" fo:border-bottom="0.002cm solid #000000">
        <style:background-image/>
      </style:table-cell-properties>
    </style:style>
    <style:style style:name="Table3.C10" style:family="table-cell">
      <style:table-cell-properties style:vertical-align="top" fo:padding="0.097cm" fo:border-left="0.002cm solid #000000" fo:border-right="none" fo:border-top="none" fo:border-bottom="0.002cm solid #000000"/>
    </style:style>
    <style:style style:name="Table3.D1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872cm" table:align="margins"/>
    </style:style>
    <style:style style:name="Table4.A" style:family="table-column">
      <style:table-column-properties style:column-width="2.145cm" style:rel-column-width="8332*"/>
    </style:style>
    <style:style style:name="Table4.B" style:family="table-column">
      <style:table-column-properties style:column-width="6.29cm" style:rel-column-width="24435*"/>
    </style:style>
    <style:style style:name="Table4.C" style:family="table-column">
      <style:table-column-properties style:column-width="4.263cm" style:rel-column-width="16561*"/>
    </style:style>
    <style:style style:name="Table4.D" style:family="table-column">
      <style:table-column-properties style:column-width="4.172cm" style:rel-column-width="1620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0">
      <style:table-cell-properties style:vertical-align="bottom"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D3" style:family="table-cell">
      <style:table-cell-properties style:vertical-align="top" fo:padding="0.097cm" fo:border-left="0.002cm solid #000000" fo:border-right="0.002cm solid #000000" fo:border-top="none" fo:border-bottom="0.002cm solid #000000"/>
    </style:style>
    <style:style style:name="Table4.D6" style:family="table-cell">
      <style:table-cell-properties style:vertical-align="top" fo:background-color="transparent" fo:padding="0.097cm" fo:border-left="0.002cm solid #000000" fo:border-right="0.002cm solid #000000" fo:border-top="none" fo:border-bottom="0.002cm solid #000000">
        <style:background-image/>
      </style:table-cell-properties>
    </style:style>
    <style:style style:name="Table4.C7" style:family="table-cell">
      <style:table-cell-properties fo:background-color="transparent" fo:padding="0.097cm" fo:border-left="0.002cm solid #000000" fo:border-right="none" fo:border-top="none" fo:border-bottom="0.002cm solid #000000">
        <style:background-image/>
      </style:table-cell-properties>
    </style:style>
    <style:style style:name="Table4.D8" style:family="table-cell">
      <style:table-cell-properties style:vertical-align="top" fo:background-color="#c0c0c0" fo:padding="0.097cm" fo:border-left="0.002cm solid #000000" fo:border-right="0.002cm solid #000000" fo:border-top="none" fo:border-bottom="0.002cm solid #000000">
        <style:background-image/>
      </style:table-cell-properties>
    </style:style>
    <style:style style:name="Table4.C10" style:family="table-cell">
      <style:table-cell-properties style:vertical-align="top" fo:padding="0.097cm" fo:border-left="0.002cm solid #000000" fo:border-right="none" fo:border-top="none" fo:border-bottom="0.002cm solid #000000"/>
    </style:style>
    <style:style style:name="Table4.D1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C11" style:family="table-cell">
      <style:table-cell-properties style:vertical-align="top" fo:background-color="transparent" fo:padding="0.097cm" fo:border-left="0.002cm solid #000000" fo:border-right="none" fo:border-top="none" fo:border-bottom="0.002cm solid #000000">
        <style:background-image/>
      </style:table-cell-properties>
    </style:style>
    <style:style style:name="Table5" style:family="table">
      <style:table-properties style:width="16.872cm" table:align="margins"/>
    </style:style>
    <style:style style:name="Table5.A" style:family="table-column">
      <style:table-column-properties style:column-width="2.145cm" style:rel-column-width="8332*"/>
    </style:style>
    <style:style style:name="Table5.B" style:family="table-column">
      <style:table-column-properties style:column-width="6.29cm" style:rel-column-width="24435*"/>
    </style:style>
    <style:style style:name="Table5.C" style:family="table-column">
      <style:table-column-properties style:column-width="4.217cm" style:rel-column-width="16383*"/>
    </style:style>
    <style:style style:name="Table5.D" style:family="table-column">
      <style:table-column-properties style:column-width="4.217cm" style:rel-column-width="16385*"/>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style:vertical-align="bottom"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background-color="#cccccc" fo:padding="0.097cm" fo:border-left="0.002cm solid #000000" fo:border-right="none" fo:border-top="none" fo:border-bottom="0.002cm solid #000000">
        <style:background-image/>
      </style:table-cell-properties>
    </style:style>
    <style:style style:name="Table5.D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5.D3" style:family="table-cell">
      <style:table-cell-properties style:vertical-align="top" fo:background-color="#c0c0c0" fo:padding="0.097cm" fo:border-left="0.002cm solid #000000" fo:border-right="0.002cm solid #000000" fo:border-top="none" fo:border-bottom="0.002cm solid #000000">
        <style:background-image/>
      </style:table-cell-properties>
    </style:style>
    <style:style style:name="Table5.C4" style:family="table-cell">
      <style:table-cell-properties fo:background-color="transparent" fo:padding="0.097cm" fo:border-left="0.002cm solid #000000" fo:border-right="none" fo:border-top="none" fo:border-bottom="0.002cm solid #000000">
        <style:background-image/>
      </style:table-cell-properties>
    </style:style>
    <style:style style:name="Table5.D8" style:family="table-cell">
      <style:table-cell-properties style:vertical-align="top" fo:background-color="transparent" fo:padding="0.097cm" fo:border-left="0.002cm solid #000000" fo:border-right="0.002cm solid #000000" fo:border-top="none" fo:border-bottom="0.002cm solid #000000">
        <style:background-image/>
      </style:table-cell-properties>
    </style:style>
    <style:style style:name="Table5.C10" style:family="table-cell">
      <style:table-cell-properties style:vertical-align="top" fo:background-color="#c0c0c0" fo:padding="0.097cm" fo:border-left="0.002cm solid #000000" fo:border-right="none" fo:border-top="none" fo:border-bottom="0.002cm solid #000000">
        <style:background-image/>
      </style:table-cell-properties>
    </style:style>
    <style:style style:name="Table5.D10" style:family="table-cell">
      <style:table-cell-properties fo:padding="0.097cm" fo:border-left="0.002cm solid #000000" fo:border-right="0.002cm solid #000000" fo:border-top="none" fo:border-bottom="0.002cm solid #000000"/>
    </style:style>
    <style:style style:name="Table6" style:family="table">
      <style:table-properties style:width="16.872cm" table:align="margins"/>
    </style:style>
    <style:style style:name="Table6.A" style:family="table-column">
      <style:table-column-properties style:column-width="2.145cm" style:rel-column-width="8332*"/>
    </style:style>
    <style:style style:name="Table6.B" style:family="table-column">
      <style:table-column-properties style:column-width="6.29cm" style:rel-column-width="24435*"/>
    </style:style>
    <style:style style:name="Table6.C" style:family="table-column">
      <style:table-column-properties style:column-width="8.437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data-style-name="N0">
      <style:table-cell-properties style:vertical-align="bottom"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6.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C10" style:family="table-cell">
      <style:table-cell-properties style:vertical-align="top" fo:background-color="transparent" fo:padding="0.097cm" fo:border-left="0.002cm solid #000000" fo:border-right="0.002cm solid #000000" fo:border-top="none" fo:border-bottom="0.002cm solid #000000">
        <style:background-image/>
      </style:table-cell-properties>
    </style:style>
    <style:style style:name="Table6.C11" style:family="table-cell">
      <style:table-cell-properties style:vertical-align="top" fo:padding="0.097cm" fo:border-left="0.002cm solid #000000" fo:border-right="0.002cm solid #000000" fo:border-top="none" fo:border-bottom="0.002cm solid #000000"/>
    </style:style>
    <style:style style:name="Table7" style:family="table">
      <style:table-properties style:width="16.872cm" table:align="margins"/>
    </style:style>
    <style:style style:name="Table7.A" style:family="table-column">
      <style:table-column-properties style:column-width="2.145cm" style:rel-column-width="8332*"/>
    </style:style>
    <style:style style:name="Table7.B" style:family="table-column">
      <style:table-column-properties style:column-width="6.29cm" style:rel-column-width="24435*"/>
    </style:style>
    <style:style style:name="Table7.C" style:family="table-column">
      <style:table-column-properties style:column-width="8.437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data-style-name="N0">
      <style:table-cell-properties style:vertical-align="bottom"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7.C10" style:family="table-cell">
      <style:table-cell-properties style:vertical-align="top" fo:padding="0.097cm" fo:border-left="0.002cm solid #000000" fo:border-right="0.002cm solid #000000" fo:border-top="none" fo:border-bottom="0.002cm solid #000000"/>
    </style:style>
    <style:style style:name="Table8" style:family="table">
      <style:table-properties style:width="16.872cm" table:align="margins"/>
    </style:style>
    <style:style style:name="Table8.A" style:family="table-column">
      <style:table-column-properties style:column-width="2.145cm" style:rel-column-width="8332*"/>
    </style:style>
    <style:style style:name="Table8.B" style:family="table-column">
      <style:table-column-properties style:column-width="6.29cm" style:rel-column-width="24435*"/>
    </style:style>
    <style:style style:name="Table8.C" style:family="table-column">
      <style:table-column-properties style:column-width="8.437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data-style-name="N0">
      <style:table-cell-properties style:vertical-align="bottom"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C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C10" style:family="table-cell">
      <style:table-cell-properties style:vertical-align="top" fo:padding="0.097cm" fo:border-left="0.002cm solid #000000" fo:border-right="0.002cm solid #000000" fo:border-top="none" fo:border-bottom="0.002cm solid #000000"/>
    </style:style>
    <style:style style:name="Table8.11" style:family="table-row">
      <style:table-row-properties style:min-row-height="0.132cm"/>
    </style:style>
    <style:style style:name="Table8.C11" style:family="table-cell">
      <style:table-cell-properties style:vertical-align="top"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6.925cm" fo:margin-left="-0.053cm" fo:margin-right="0cm" table:align="margins"/>
    </style:style>
    <style:style style:name="Table9.A" style:family="table-column">
      <style:table-column-properties style:column-width="2.196cm" style:rel-column-width="8505*"/>
    </style:style>
    <style:style style:name="Table9.B" style:family="table-column">
      <style:table-column-properties style:column-width="6.295cm" style:rel-column-width="24374*"/>
    </style:style>
    <style:style style:name="Table9.C" style:family="table-column">
      <style:table-column-properties style:column-width="8.433cm" style:rel-column-width="32656*"/>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data-style-name="N0">
      <style:table-cell-properties style:vertical-align="bottom"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C10" style:family="table-cell">
      <style:table-cell-properties style:vertical-align="top"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6.925cm" fo:margin-left="-0.053cm" fo:margin-right="0cm" table:align="margins"/>
    </style:style>
    <style:style style:name="Table11.A" style:family="table-column">
      <style:table-column-properties style:column-width="2.196cm" style:rel-column-width="8505*"/>
    </style:style>
    <style:style style:name="Table11.B" style:family="table-column">
      <style:table-column-properties style:column-width="6.295cm" style:rel-column-width="24374*"/>
    </style:style>
    <style:style style:name="Table11.C" style:family="table-column">
      <style:table-column-properties style:column-width="8.433cm" style:rel-column-width="32656*"/>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data-style-name="N0">
      <style:table-cell-properties style:vertical-align="bottom"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951cm" fo:margin-left="-0.079cm" fo:margin-right="0cm" table:align="margins"/>
    </style:style>
    <style:style style:name="Table12.A" style:family="table-column">
      <style:table-column-properties style:column-width="2.221cm" style:rel-column-width="8588*"/>
    </style:style>
    <style:style style:name="Table12.B" style:family="table-column">
      <style:table-column-properties style:column-width="6.297cm" style:rel-column-width="24346*"/>
    </style:style>
    <style:style style:name="Table12.C" style:family="table-column">
      <style:table-column-properties style:column-width="8.433cm" style:rel-column-width="32601*"/>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data-style-name="N0">
      <style:table-cell-properties style:vertical-align="bottom" fo:padding="0.097cm" fo:border-left="0.002cm solid #000000" fo:border-right="none" fo:border-top="none" fo:border-bottom="0.002cm solid #000000"/>
    </style:style>
    <style:style style:name="Table12.B2" style:family="table-cell">
      <style:table-cell-properties fo:padding="0.097cm" fo:border-left="0.002cm solid #000000" fo:border-right="none" fo:border-top="none" fo:border-bottom="0.002cm solid #000000"/>
    </style:style>
    <style:style style:name="Table1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6.589cm" fo:margin-left="-0.053cm" fo:margin-right="0.335cm" table:align="margins"/>
    </style:style>
    <style:style style:name="Table10.A" style:family="table-column">
      <style:table-column-properties style:column-width="2.923cm" style:rel-column-width="11549*"/>
    </style:style>
    <style:style style:name="Table10.B" style:family="table-column">
      <style:table-column-properties style:column-width="6.738cm" style:rel-column-width="26619*"/>
    </style:style>
    <style:style style:name="Table10.C" style:family="table-column">
      <style:table-column-properties style:column-width="6.927cm" style:rel-column-width="27367*"/>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data-style-name="N0">
      <style:table-cell-properties style:vertical-align="bottom"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10" style:family="table-cell">
      <style:table-cell-properties style:vertical-align="top" fo:background-color="transparent" fo:padding="0.097cm" fo:border-left="0.002cm solid #000000" fo:border-right="0.002cm solid #000000" fo:border-top="none" fo:border-bottom="0.002cm solid #000000">
        <style:background-image/>
      </style:table-cell-properties>
    </style:style>
    <style:style style:name="Table10.A12" style:family="table-cell">
      <style:table-cell-properties style:vertical-align="top" fo:padding="0.097cm" fo:border-left="0.002cm solid #000000" fo:border-right="none" fo:border-top="none" fo:border-bottom="0.002cm solid #000000"/>
    </style:style>
    <style:style style:name="Table1" style:family="table">
      <style:table-properties style:width="16.872cm" table:align="margins"/>
    </style:style>
    <style:style style:name="Table1.A" style:family="table-column">
      <style:table-column-properties style:column-width="7.618cm" style:rel-column-width="4319*"/>
    </style:style>
    <style:style style:name="Table1.B" style:family="table-column">
      <style:table-column-properties style:column-width="9.252cm" style:rel-column-width="5245*"/>
    </style:style>
    <style:style style:name="Table1.A1" style:family="table-cell">
      <style:table-cell-properties fo:background-color="#e6ff0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ff0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3" style:family="table">
      <style:table-properties style:width="16.872cm" table:align="margins"/>
    </style:style>
    <style:style style:name="Table13.A" style:family="table-column">
      <style:table-column-properties style:column-width="8.435cm" style:rel-column-width="3276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6.872cm" table:align="margins"/>
    </style:style>
    <style:style style:name="Table15.A" style:family="table-column">
      <style:table-column-properties style:column-width="8.435cm" style:rel-column-width="3276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agraph-properties fo:text-align="center"/>
      <style:text-properties fo:font-size="24pt"/>
    </style:style>
    <style:style style:name="P2" style:family="paragraph" style:parent-style-name="Standard">
      <style:text-properties style:font-name="Brush Script" fo:font-size="10pt" style:font-size-asian="10pt" style:font-size-complex="10pt"/>
    </style:style>
    <style:style style:name="P3" style:family="paragraph" style:parent-style-name="Heading">
      <style:paragraph-properties fo:text-align="center" style:justify-single-word="false"/>
      <style:text-properties style:font-name="Sci Fied 2002" fo:font-size="44pt" style:font-size-asian="44pt" style:font-size-complex="44pt"/>
    </style:style>
    <style:style style:name="P4" style:family="paragraph" style:parent-style-name="Text_20_body">
      <style:paragraph-properties fo:text-align="center" style:justify-single-word="false"/>
      <style:text-properties style:font-name="Sci Fied 2002" fo:font-size="44pt" style:font-size-asian="44pt" style:font-size-complex="44pt"/>
    </style:style>
    <style:style style:name="P5" style:family="paragraph" style:parent-style-name="Table_20_Heading">
      <style:text-properties fo:font-size="10pt"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able_20_Contents">
      <style:paragraph-properties fo:text-align="end" style:justify-single-word="false"/>
      <style:text-properties fo:font-size="10pt" style:font-size-asian="10pt"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text-align="center" style:justify-single-word="false"/>
      <style:text-properties style:font-name="Arial" fo:font-size="10pt" style:font-size-asian="10pt" style:font-size-complex="10pt"/>
    </style:style>
    <style:style style:name="P11" style:family="paragraph" style:parent-style-name="Standard">
      <style:paragraph-properties fo:text-align="start" style:justify-single-word="false"/>
      <style:text-properties style:font-name="Arial" fo:font-size="10pt" style:font-size-asian="10pt" style:font-size-complex="10pt"/>
    </style:style>
    <style:style style:name="P1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14" style:family="paragraph" style:parent-style-name="Standard" style:list-style-name="L1">
      <style:paragraph-properties fo:text-align="start" style:justify-single-word="false"/>
      <style:text-properties style:font-name="Arial" fo:font-size="10pt" style:font-size-asian="10pt" style:font-size-complex="10pt"/>
    </style:style>
    <style:style style:name="P1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style:font-size-asian="10pt" style:font-size-complex="10pt"/>
    </style:style>
    <style:style style:name="P17"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8" style:family="paragraph" style:parent-style-name="Standard" style:list-style-name="L2">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2">
      <style:paragraph-properties fo:text-align="start" style:justify-single-word="false" fo:break-before="page"/>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font-name="Arial" fo:font-size="10pt" style:font-size-asian="10pt" style:font-name-complex="Arial" style:font-size-complex="10pt"/>
    </style:style>
    <style:style style:name="P24" style:family="paragraph" style:parent-style-name="Standard">
      <style:paragraph-properties fo:text-align="start" style:justify-single-word="false"/>
      <style:text-properties style:font-name="Arial" fo:font-size="10pt" fo:font-weight="normal" fo:background-color="transparent" style:font-size-asian="10pt" style:font-weight-asian="normal" style:font-size-complex="10pt" style:font-weight-complex="normal"/>
    </style:style>
    <style:style style:name="P25" style:family="paragraph" style:parent-style-name="Standard" style:list-style-name="L3">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text-align="start" style:justify-single-word="false" fo:break-before="page"/>
      <style:text-properties style:font-name="Arial" fo:font-size="10pt" fo:font-weight="bold" style:font-size-asian="10pt" style:font-weight-asian="bold" style:font-size-complex="10pt" style:font-weight-complex="bold"/>
    </style:style>
    <style:style style:name="P27" style:family="paragraph" style:parent-style-name="Standard">
      <style:paragraph-properties fo:margin-left="0.512cm" fo:margin-right="0.009cm" fo:text-align="start" style:justify-single-word="false" fo:text-indent="-0.079cm" style:auto-text-indent="false">
        <style:tab-stops/>
      </style:paragraph-properties>
      <style:text-properties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512cm" fo:margin-right="0.009cm" fo:text-align="start" style:justify-single-word="false" fo:text-indent="-0.079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379cm" fo:margin-right="0.009cm" fo:text-align="start" style:justify-single-word="false" fo:text-indent="0.026cm" style:auto-text-indent="false">
        <style:tab-stops/>
      </style:paragraph-properties>
      <style:text-properties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0.379cm" fo:margin-right="0.009cm" fo:text-align="start" style:justify-single-word="false" fo:text-indent="0.026cm" style:auto-text-indent="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459cm" fo:margin-right="0.009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459cm" fo:margin-right="0.009cm" fo:text-align="start" style:justify-single-word="false"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33" style:family="paragraph" style:parent-style-name="Standard">
      <style:paragraph-properties fo:margin-left="0.538cm" fo:margin-right="0.009cm" fo:text-align="start" style:justify-single-word="false" fo:text-indent="0.026cm" style:auto-text-indent="fals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0.485cm" fo:margin-right="0.009cm" fo:text-align="start" style:justify-single-word="false" fo:text-indent="0.026cm" style:auto-text-indent="false"/>
      <style:text-properties style:font-name="Arial" fo:font-size="10pt" fo:font-weight="normal" style:font-size-asian="10pt" style:font-weight-asian="normal" style:font-size-complex="10pt" style:font-weight-complex="normal"/>
    </style:style>
    <style:style style:name="P35" style:family="paragraph" style:parent-style-name="Standard">
      <style:paragraph-properties fo:margin-left="0.432cm" fo:margin-right="0.009cm" fo:text-align="start" style:justify-single-word="false" fo:text-indent="0.026cm" style:auto-text-indent="false"/>
      <style:text-properties style:font-name="Arial" fo:font-size="10pt" fo:font-weight="normal" style:font-size-asian="10pt" style:font-weight-asian="normal" style:font-size-complex="10pt" style:font-weight-complex="normal"/>
    </style:style>
    <style:style style:name="P36" style:family="paragraph" style:parent-style-name="Standard" style:list-style-name="L4">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7" style:family="paragraph" style:parent-style-name="Standard">
      <style:paragraph-properties fo:text-align="start" style:justify-single-word="false" fo:break-before="page"/>
      <style:text-properties style:font-name="Arial" fo:font-size="10pt" fo:font-weight="normal"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39" style:family="paragraph" style:parent-style-name="Standard">
      <style:paragraph-properties fo:text-align="start" style:justify-single-word="false" fo:padding="0.074cm" fo:border-left="none" fo:border-right="none" fo:border-top="none" fo:border-bottom="0.035cm solid #000000"/>
      <style:text-properties style:font-name="Arial" fo:font-size="10pt" fo:font-weight="normal" style:font-size-asian="10pt" style:font-weight-asian="normal" style:font-size-complex="10pt" style:font-weight-complex="normal"/>
    </style:style>
    <style:style style:name="P40" style:family="paragraph" style:parent-style-name="Standard">
      <style:paragraph-properties fo:text-align="start" style:justify-single-word="false"/>
    </style:style>
    <style:style style:name="P41"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43" style:family="paragraph" style:parent-style-name="Standard" style:list-style-name="L5">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font-weight="bold" style:font-weight-asian="bold" style:font-weight-complex="bold"/>
    </style:style>
    <style:style style:name="P45" style:family="paragraph" style:parent-style-name="Standard">
      <style:paragraph-properties fo:text-align="start" style:justify-single-word="false" style:writing-mode="lr-tb"/>
    </style:style>
    <style:style style:name="P46" style:family="paragraph" style:parent-style-name="Standard" style:list-style-name="L6">
      <style:paragraph-properties fo:text-align="start" style:justify-single-word="false"/>
    </style:style>
    <style:style style:name="P47" style:family="paragraph" style:parent-style-name="Text_20_body">
      <style:text-properties fo:font-style="italic" style:font-style-asian="italic" style:font-style-complex="italic"/>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normal" style:font-weight-asian="normal" style:font-weight-complex="normal"/>
    </style:style>
    <style:style style:name="P50" style:family="paragraph" style:parent-style-name="Standard" style:list-style-name="L7">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1" style:family="paragraph" style:parent-style-name="Standard" style:list-style-name="L7">
      <style:paragraph-properties fo:text-align="start" style:justify-single-word="false"/>
      <style:text-properties style:font-name="Arial" fo:font-size="10pt" fo:font-weight="bold" style:font-size-asian="10pt" style:font-weight-asian="bold" style:font-size-complex="10pt" style:font-weight-complex="bold"/>
    </style:style>
    <style:style style:name="P52" style:family="paragraph" style:parent-style-name="Standard" style:list-style-name="L8">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3" style:family="paragraph" style:parent-style-name="Standard" style:list-style-name="L9">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4" style:family="paragraph" style:parent-style-name="Standard" style:list-style-name="L10">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5" style:family="paragraph" style:parent-style-name="Standard" style:list-style-name="L1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6" style:family="paragraph" style:parent-style-name="Standard" style:list-style-name="L7">
      <style:paragraph-properties fo:text-align="start" style:justify-single-word="false" fo:break-before="page"/>
      <style:text-properties style:font-name="Arial" fo:font-size="10pt" fo:font-weight="bold" style:font-size-asian="10pt" style:font-weight-asian="bold" style:font-size-complex="10pt" style:font-weight-complex="bold"/>
    </style:style>
    <style:style style:name="P57"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58" style:family="paragraph" style:parent-style-name="Text_20_body">
      <style:paragraph-properties fo:margin-left="0.009cm" fo:margin-right="0.009cm" fo:text-indent="0.741cm" style:auto-text-indent="false"/>
    </style:style>
    <style:style style:name="P59" style:family="paragraph" style:parent-style-name="Standard">
      <style:paragraph-properties fo:margin-left="0.009cm" fo:margin-right="0.009cm" fo:text-indent="0.423cm" style:auto-text-indent="false"/>
    </style:style>
    <style:style style:name="P60" style:family="paragraph" style:parent-style-name="Table_20_Contents">
      <style:paragraph-properties fo:text-align="center"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Text_20_body">
      <style:text-properties style:font-name="Arial" fo:font-size="10pt" fo:font-weight="normal" style:font-size-asian="10pt" style:font-weight-asian="normal" style:font-size-complex="10pt" style:font-weight-complex="normal"/>
    </style:style>
    <style:style style:name="P63" style:family="paragraph" style:parent-style-name="Text_20_body" style:list-style-name="L12"/>
    <style:style style:name="P64"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5" style:family="paragraph" style:parent-style-name="Text_20_body" style:list-style-name="L13">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6" style:family="paragraph" style:parent-style-name="Text_20_body" style:list-style-name="L14">
      <style:paragraph-properties fo:text-align="start" style:justify-single-word="false"/>
      <style:text-properties style:font-name="Arial"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2pt" fo:font-style="italic" fo:font-weight="bold" style:font-size-asian="12pt" style:font-style-asian="italic" style:font-weight-asian="bold" style:font-size-complex="12pt"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language-complex="th" style:country-complex="TH"/>
    </style:style>
    <style:style style:name="T8" style:family="text">
      <style:text-properties fo:font-size="10pt" style:font-size-asian="10pt" style:font-size-complex="10pt"/>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Arial" fo:font-size="10pt" fo:font-weight="bold" style:font-size-asian="10pt" style:font-weight-asian="bold" style:font-size-complex="10pt" style:font-weight-complex="bold"/>
    </style:style>
    <style:style style:name="T14"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283cm" text:min-label-width="0.499cm"/>
        <style:text-properties style:font-name="StarSymbol1"/>
      </text:list-level-style-bullet>
      <text:list-level-style-bullet text:level="3" text:style-name="Bullet_20_Symbols" style:num-suffix="." text:bullet-char="–">
        <style:list-level-properties text:space-before="2.565cm" text:min-label-width="0.499cm"/>
        <style:text-properties style:font-name="StarSymbol1"/>
      </text:list-level-style-bullet>
      <text:list-level-style-bullet text:level="4" text:style-name="Bullet_20_Symbols" style:num-suffix="." text:bullet-char="–">
        <style:list-level-properties text:space-before="3.847cm" text:min-label-width="0.499cm"/>
        <style:text-properties style:font-name="StarSymbol1"/>
      </text:list-level-style-bullet>
      <text:list-level-style-bullet text:level="5" text:style-name="Bullet_20_Symbols" style:num-suffix="." text:bullet-char="–">
        <style:list-level-properties text:space-before="5.13cm" text:min-label-width="0.499cm"/>
        <style:text-properties style:font-name="StarSymbol1"/>
      </text:list-level-style-bullet>
      <text:list-level-style-bullet text:level="6" text:style-name="Bullet_20_Symbols" style:num-suffix="." text:bullet-char="–">
        <style:list-level-properties text:space-before="6.412cm" text:min-label-width="0.499cm"/>
        <style:text-properties style:font-name="StarSymbol1"/>
      </text:list-level-style-bullet>
      <text:list-level-style-bullet text:level="7" text:style-name="Bullet_20_Symbols" style:num-suffix="." text:bullet-char="–">
        <style:list-level-properties text:space-before="7.694cm" text:min-label-width="0.499cm"/>
        <style:text-properties style:font-name="StarSymbol1"/>
      </text:list-level-style-bullet>
      <text:list-level-style-bullet text:level="8" text:style-name="Bullet_20_Symbols" style:num-suffix="." text:bullet-char="–">
        <style:list-level-properties text:space-before="8.977cm" text:min-label-width="0.499cm"/>
        <style:text-properties style:font-name="StarSymbol1"/>
      </text:list-level-style-bullet>
      <text:list-level-style-bullet text:level="9" text:style-name="Bullet_20_Symbols" style:num-suffix="." text:bullet-char="–">
        <style:list-level-properties text:space-before="10.259cm" text:min-label-width="0.499cm"/>
        <style:text-properties style:font-name="StarSymbol1"/>
      </text:list-level-style-bullet>
      <text:list-level-style-bullet text:level="10" text:style-name="Bullet_20_Symbols" style:num-suffix="." text:bullet-char="–">
        <style:list-level-properties text:space-before="11.541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style:num-suffix=")" style:num-format="1">
        <style:list-level-properties text:space-before="0.635cm" text:min-label-width="0.635cm"/>
      </text:list-level-style-number>
      <text:list-level-style-number text:level="2" text:style-name="Numbering_20_Symbols" style:num-suffix=")" style:num-format="1" text:start-value="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style:num-suffix=")" style:num-format="1">
        <style:list-level-properties text:space-before="0.635cm" text:min-label-width="0.635cm"/>
      </text:list-level-style-number>
      <text:list-level-style-number text:level="2" text:style-name="Numbering_20_Symbols" style:num-suffix=")" style:num-format="1" text:start-value="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4.445cm" text:min-label-width="0.635cm"/>
        <style:text-properties style:font-name="StarSymbol1"/>
      </text:list-level-style-bullet>
      <text:list-level-style-bullet text:level="2" text:style-name="Bullet_20_Symbols" style:num-suffix="." text:bullet-char="–">
        <style:list-level-properties text:space-before="5.734cm" text:min-label-width="0.635cm"/>
        <style:text-properties style:font-name="StarSymbol1"/>
      </text:list-level-style-bullet>
      <text:list-level-style-bullet text:level="3" text:style-name="Bullet_20_Symbols" style:num-suffix="." text:bullet-char="–">
        <style:list-level-properties text:space-before="7.024cm" text:min-label-width="0.635cm"/>
        <style:text-properties style:font-name="StarSymbol1"/>
      </text:list-level-style-bullet>
      <text:list-level-style-bullet text:level="4" text:style-name="Bullet_20_Symbols" style:num-suffix="." text:bullet-char="–">
        <style:list-level-properties text:space-before="8.313cm" text:min-label-width="0.635cm"/>
        <style:text-properties style:font-name="StarSymbol1"/>
      </text:list-level-style-bullet>
      <text:list-level-style-bullet text:level="5" text:style-name="Bullet_20_Symbols" style:num-suffix="." text:bullet-char="–">
        <style:list-level-properties text:space-before="9.603cm" text:min-label-width="0.635cm"/>
        <style:text-properties style:font-name="StarSymbol1"/>
      </text:list-level-style-bullet>
      <text:list-level-style-bullet text:level="6" text:style-name="Bullet_20_Symbols" style:num-suffix="." text:bullet-char="–">
        <style:list-level-properties text:space-before="10.892cm" text:min-label-width="0.635cm"/>
        <style:text-properties style:font-name="StarSymbol1"/>
      </text:list-level-style-bullet>
      <text:list-level-style-bullet text:level="7" text:style-name="Bullet_20_Symbols" style:num-suffix="." text:bullet-char="–">
        <style:list-level-properties text:space-before="12.181cm" text:min-label-width="0.635cm"/>
        <style:text-properties style:font-name="StarSymbol1"/>
      </text:list-level-style-bullet>
      <text:list-level-style-bullet text:level="8" text:style-name="Bullet_20_Symbols" style:num-suffix="." text:bullet-char="–">
        <style:list-level-properties text:space-before="13.471cm" text:min-label-width="0.635cm"/>
        <style:text-properties style:font-name="StarSymbol1"/>
      </text:list-level-style-bullet>
      <text:list-level-style-bullet text:level="9" text:style-name="Bullet_20_Symbols" style:num-suffix="." text:bullet-char="–">
        <style:list-level-properties text:space-before="14.76cm" text:min-label-width="0.635cm"/>
        <style:text-properties style:font-name="StarSymbol1"/>
      </text:list-level-style-bullet>
      <text:list-level-style-bullet text:level="10" text:style-name="Bullet_20_Symbols" style:num-suffix="." text:bullet-char="–">
        <style:list-level-properties text:space-before="16.05cm" text:min-label-width="0.635cm"/>
        <style:text-properties style:font-name="StarSymbol1"/>
      </text:list-level-style-bullet>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solid" svg:stroke-width="0.026cm" svg:stroke-color="#0000ff"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number:date-style style:name="N107">
      <number:day number:calendar="buddhist" number:style="long"/>
      <number:text>/</number:text>
      <number:month number:calendar="buddhist" number:style="long"/>
      <number:text>/</number:text>
      <number:year number:calendar="buddhist"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1" draw:z-index="0" draw:style-name="gr1" draw:text-style-name="P1" svg:x1="15.877cm" svg:y1="2.238cm" svg:x2="20.64cm" svg:y2="2.238cm">
        <text:p/>
      </draw:line>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 text:c="2"/>E-block </text:p>
      <text:p text:style-name="P4">Handbook</text:p>
      <text:p text:style-name="P2"/>
      <text:p text:style-name="P2"/>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5">Vsion</text:p>
            </table:table-cell>
            <table:table-cell table:style-name="Table14.A1" office:value-type="string">
              <text:p text:style-name="P5">Date</text:p>
            </table:table-cell>
            <table:table-cell table:style-name="Table14.A1" office:value-type="string">
              <text:p text:style-name="P5">By</text:p>
            </table:table-cell>
            <table:table-cell table:style-name="Table14.D1" office:value-type="string">
              <text:p text:style-name="P5">Modified</text:p>
            </table:table-cell>
          </table:table-row>
        </table:table-header-rows>
        <table:table-row>
          <table:table-cell table:style-name="Table14.A2" office:value-type="string">
            <text:p text:style-name="P6"/>
          </table:table-cell>
          <table:table-cell table:style-name="Table14.B2" office:value-type="date" office:date-value="2006-03-10">
            <text:p text:style-name="P7">10/03/2549</text:p>
          </table:table-cell>
          <table:table-cell table:style-name="Table14.A2" office:value-type="string">
            <text:p text:style-name="P6">Wichai</text:p>
          </table:table-cell>
          <table:table-cell table:style-name="Table14.D2" office:value-type="string">
            <text:p text:style-name="P6"/>
          </table:table-cell>
        </table:table-row>
      </table:table>
      <text:p text:style-name="P2"/>
      <text:p text:style-name="P2"/>
      <text:p text:style-name="P2"/>
      <text:p text:style-name="P2"/>
      <text:p text:style-name="P2"/>
      <text:p text:style-name="P2"><text:s/></text:p>
      <text:p text:style-name="P2"/>
      <text:p text:style-name="P2"/>
      <text:p text:style-name="P8"/>
      <text:p text:style-name="P9"><text:span text:style-name="T1">Eblock <text:s/>Concept <text:s/></text:span><text:s/></text:p>
      <text:p text:style-name="P8"/>
      <text:p text:style-name="P10">"<text:span text:style-name="T2">Building the block and reconnect it as your imagination</text:span>"</text:p>
      <text:p text:style-name="P11"/>
      <text:p text:style-name="P11"/>
      <text:p text:style-name="P11"/>
      <text:p text:style-name="P12">Hardware E-block</text:p>
      <text:p text:style-name="P11"><text:span text:style-name="T1">Hardware Standard</text:span> </text:p>
      <text:p text:style-name="P11"><text:tab/></text:p>
      <text:p text:style-name="P11"><text:tab/>Standard <text:s/>I/O Port</text:p>
      <text:p text:style-name="P11"><text:tab/><text:tab/><text:tab/>Socket Upper Left<text:tab/><text:tab/></text:p>
      <text:p text:style-name="P11"><text:tab/><text:tab/><text:tab/>Socket Upper Right</text:p>
      <text:p text:style-name="P11"><text:tab/><text:tab/><text:tab/>Socket Lower Left</text:p>
      <text:p text:style-name="P11"><text:tab/><text:tab/><text:tab/>Socket Lower Right</text:p>
      <text:p text:style-name="P11"><text:tab/><text:tab/><text:tab/>Socket <text:s/>4 x 10 pins single row</text:p>
      <text:p text:style-name="P11"><text:s/><text:tab/>Expandable <text:s/>I/O Port</text:p>
      <text:p text:style-name="P11"><text:tab/><text:tab/><text:tab/>Socket Upper Left x2<text:tab/><text:tab/></text:p>
      <text:p text:style-name="P11"><text:tab/><text:tab/><text:tab/>Socket Upper Right x2</text:p>
      <text:p text:style-name="P11"><text:tab/><text:tab/><text:tab/>Socket Lower Left <text:s/>x 2</text:p>
      <text:p text:style-name="P11"><text:tab/><text:tab/><text:tab/>Socket Lower Right x2</text:p>
      <text:p text:style-name="P11"><text:tab/><text:tab/><text:tab/>Socket <text:s/>4 x 10 pins single row</text:p>
      <text:p text:style-name="P13"><text:s/>Hardware module</text:p>
      <text:p text:style-name="P11"/>
      <text:list text:style-name="L1">
        <text:list-header>
          <text:p text:style-name="P14"/>
        </text:list-header>
        <text:list-item>
          <text:p text:style-name="P14"><text:s text:c="8"/>CPU</text:p>
          <text:list>
            <text:list-item>
              <text:list>
                <text:list-item>
                  <text:list>
                    <text:list-item>
                      <text:p text:style-name="P14">AVR</text:p>
                    </text:list-item>
                    <text:list-item>
                      <text:p text:style-name="P14">PIC</text:p>
                    </text:list-item>
                    <text:list-item>
                      <text:p text:style-name="P14">ARM</text:p>
                    </text:list-item>
                    <text:list-item>
                      <text:p text:style-name="P14">DSP</text:p>
                    </text:list-item>
                    <text:list-item>
                      <text:p text:style-name="P14">PSOC</text:p>
                    </text:list-item>
                    <text:list-item>
                      <text:p text:style-name="P14">FPGA</text:p>
                    </text:list-item>
                  </text:list>
                </text:list-item>
              </text:list>
            </text:list-item>
          </text:list>
        </text:list-item>
        <text:list-item>
          <text:p text:style-name="P14"><text:tab/>Power supply</text:p>
          <text:list>
            <text:list-item>
              <text:list>
                <text:list-item>
                  <text:list>
                    <text:list-item>
                      <text:p text:style-name="P14"><text:s/>Regulator</text:p>
                    </text:list-item>
                    <text:list-item>
                      <text:p text:style-name="P14"><text:s/>Battery</text:p>
                    </text:list-item>
                    <text:list-item>
                      <text:p text:style-name="P14"><text:s/>Charger</text:p>
                      <text:p text:style-name="P14"/>
                    </text:list-item>
                  </text:list>
                </text:list-item>
              </text:list>
            </text:list-item>
          </text:list>
        </text:list-item>
        <text:list-item>
          <text:p text:style-name="P14"><text:s text:c="8"/>Input</text:p>
          <text:list>
            <text:list-item>
              <text:list>
                <text:list-item>
                  <text:list>
                    <text:list-item>
                      <text:p text:style-name="P14"><text:s/>SW</text:p>
                    </text:list-item>
                    <text:list-item>
                      <text:p text:style-name="P14"><text:s/>Matrix -SW</text:p>
                    </text:list-item>
                    <text:list-item>
                      <text:p text:style-name="P14"><text:s/>VR</text:p>
                    </text:list-item>
                    <text:list-item>
                      <text:p text:style-name="P14"><text:s/>CCD</text:p>
                    </text:list-item>
                    <text:list-item>
                      <text:p text:style-name="P14"><text:s/>Keyboard </text:p>
                    </text:list-item>
                    <text:list-item>
                      <text:p text:style-name="P14"><text:s/>Real time Clock </text:p>
                    </text:list-item>
                    <text:list-item>
                      <text:p text:style-name="P14">CAPSense via <text:s/>I2C , SPI)</text:p>
                    </text:list-item>
                  </text:list>
                </text:list-item>
              </text:list>
            </text:list-item>
          </text:list>
        </text:list-item>
        <text:list-item>
          <text:p text:style-name="P14"><text:tab/>Communication</text:p>
          <text:list>
            <text:list-item>
              <text:list>
                <text:list-item>
                  <text:list>
                    <text:list-item>
                      <text:p text:style-name="P14"><text:s/>USB</text:p>
                    </text:list-item>
                    <text:list-item>
                      <text:p text:style-name="P14"><text:s/>Serial (RS232, 485)</text:p>
                    </text:list-item>
                    <text:list-item>
                      <text:p text:style-name="P14"><text:s/>I2C</text:p>
                    </text:list-item>
                    <text:list-item>
                      <text:p text:style-name="P14"><text:s/>Ethernet</text:p>
                    </text:list-item>
                    <text:list-item>
                      <text:p text:style-name="P14"><text:s/>Wireless Lan</text:p>
                    </text:list-item>
                    <text:list-item>
                      <text:p text:style-name="P14"><text:s/>Zigbee</text:p>
                    </text:list-item>
                    <text:list-item>
                      <text:p text:style-name="P14"><text:s/>Bluetooth</text:p>
                    </text:list-item>
                    <text:list-item>
                      <text:p text:style-name="P14"><text:s/>Irda</text:p>
                    </text:list-item>
                    <text:list-item>
                      <text:p text:style-name="P14"><text:s/>UART</text:p>
                    </text:list-item>
                    <text:list-item>
                      <text:p text:style-name="P14"><text:s/>SPI</text:p>
                    </text:list-item>
                    <text:list-item>
                      <text:p text:style-name="P14"><text:s/>DTMF ( Telephone)</text:p>
                    </text:list-item>
                    <text:list-item>
                      <text:p text:style-name="P14">Wiegand</text:p>
                    </text:list-item>
                  </text:list>
                </text:list-item>
              </text:list>
            </text:list-item>
          </text:list>
        </text:list-item>
        <text:list-item>
          <text:p text:style-name="P14"><text:s text:c="7"/>Measurement</text:p>
          <text:list>
            <text:list-item>
              <text:list>
                <text:list-item>
                  <text:list>
                    <text:list-item>
                      <text:p text:style-name="P14"><text:s/>Distance (Ultrasonic)</text:p>
                    </text:list-item>
                    <text:list-item>
                      <text:p text:style-name="P14"><text:s/>Movement (X, Y ) use mouse for sense direction x,y</text:p>
                    </text:list-item>
                    <text:list-item>
                      <text:p text:style-name="P14"><text:s/>Back EMF</text:p>
                    </text:list-item>
                    <text:list-item>
                      <text:p text:style-name="P14"><text:s/>Digital Compass</text:p>
                    </text:list-item>
                  </text:list>
                </text:list-item>
              </text:list>
            </text:list-item>
          </text:list>
        </text:list-item>
        <text:list-item>
          <text:p text:style-name="P14"><text:s text:c="7"/>Output</text:p>
          <text:list>
            <text:list-item>
              <text:list>
                <text:list-item>
                  <text:list>
                    <text:list-item>
                      <text:p text:style-name="P14"><text:s text:c="2"/>LED</text:p>
                    </text:list-item>
                    <text:list-item>
                      <text:p text:style-name="P14"><text:s text:c="2"/>Piezo</text:p>
                    </text:list-item>
                    <text:list-item>
                      <text:p text:style-name="P14"><text:s text:c="2"/>LED DOT MATRIX </text:p>
                    </text:list-item>
                    <text:list-item>
                      <text:p text:style-name="P14"><text:s text:c="2"/>LCD</text:p>
                    </text:list-item>
                    <text:list-item>
                      <text:p text:style-name="P14"><text:s text:c="2"/>VGA</text:p>
                    </text:list-item>
                  </text:list>
                </text:list-item>
              </text:list>
            </text:list-item>
          </text:list>
        </text:list-item>
        <text:list-item>
          <text:p text:style-name="P14"><text:s text:c="7"/>Control</text:p>
          <text:list>
            <text:list-item>
              <text:list>
                <text:list-item>
                  <text:list>
                    <text:list-item>
                      <text:p text:style-name="P14"><text:s text:c="3"/>Motor DC</text:p>
                    </text:list-item>
                    <text:list-item>
                      <text:p text:style-name="P14"><text:s text:c="3"/>Servo</text:p>
                    </text:list-item>
                    <text:list-item>
                      <text:p text:style-name="P14"><text:s text:c="3"/>Stepping Motor</text:p>
                    </text:list-item>
                    <text:list-item>
                      <text:p text:style-name="P14"><text:s text:c="3"/>Solenoid</text:p>
                      <text:p text:style-name="P14"/>
                    </text:list-item>
                  </text:list>
                </text:list-item>
              </text:list>
            </text:list-item>
          </text:list>
        </text:list-item>
        <text:list-item>
          <text:p text:style-name="P14"><text:s text:c="7"/>Memory</text:p>
          <text:list>
            <text:list-item>
              <text:list>
                <text:list-item>
                  <text:list>
                    <text:list-item>
                      <text:p text:style-name="P14"><text:s/>eeprom</text:p>
                    </text:list-item>
                    <text:list-item>
                      <text:p text:style-name="P14"><text:s/>SDRAM</text:p>
                    </text:list-item>
                    <text:list-item>
                      <text:p text:style-name="P14"/>
                    </text:list-item>
                  </text:list>
                </text:list-item>
              </text:list>
            </text:list-item>
          </text:list>
        </text:list-item>
        <text:list-item>
          <text:p text:style-name="P14"><text:s text:c="7"/>Connector</text:p>
          <text:list>
            <text:list-item>
              <text:list>
                <text:list-item>
                  <text:list>
                    <text:list-item>
                      <text:p text:style-name="P14"><text:s text:c="2"/>Jumper</text:p>
                    </text:list-item>
                    <text:list-item>
                      <text:p text:style-name="P14"><text:s text:c="2"/>IC Socket jumper</text:p>
                    </text:list-item>
                    <text:list-item>
                      <text:p text:style-name="P14"><text:s/>Protoboard <text:s text:c="2"/>???</text:p>
                      <text:p text:style-name="P14"/>
                    </text:list-item>
                  </text:list>
                </text:list-item>
              </text:list>
            </text:list-item>
          </text:list>
        </text:list-item>
        <text:list-item>
          <text:p text:style-name="P14">Input/ Output</text:p>
          <text:list>
            <text:list-item>
              <text:list>
                <text:list-item>
                  <text:list>
                    <text:list-item>
                      <text:p text:style-name="P14">Touch Screen</text:p>
                    </text:list-item>
                    <text:list-item>
                      <text:p text:style-name="P14"><text:s text:c="2"/>SD Card</text:p>
                    </text:list-item>
                    <text:list-item>
                      <text:p text:style-name="P14"><text:s text:c="2"/>Smart Card</text:p>
                    </text:list-item>
                    <text:list-item>
                      <text:p text:style-name="P14"><text:s text:c="2"/>RFID</text:p>
                    </text:list-item>
                    <text:list-item>
                      <text:p text:style-name="P14"><text:s text:c="8"/></text:p>
                    </text:list-item>
                  </text:list>
                </text:list-item>
              </text:list>
            </text:list-item>
          </text:list>
        </text:list-item>
        <text:list-item>
          <text:p text:style-name="P14">Sensor</text:p>
          <text:list>
            <text:list-item>
              <text:list>
                <text:list-item>
                  <text:list>
                    <text:list-item>
                      <text:p text:style-name="P14"><text:s text:c="2"/>Magnetic</text:p>
                    </text:list-item>
                    <text:list-item>
                      <text:p text:style-name="P14"><text:s/>Temp</text:p>
                    </text:list-item>
                    <text:list-item>
                      <text:p text:style-name="P14"><text:s/>Light</text:p>
                    </text:list-item>
                    <text:list-item>
                      <text:p text:style-name="P14"><text:s/>Level/ Tilt</text:p>
                    </text:list-item>
                    <text:list-item>
                      <text:p text:style-name="P14"><text:s/>Acceletor</text:p>
                    </text:list-item>
                    <text:list-item>
                      <text:p text:style-name="P14"><text:s/>Location</text:p>
                    </text:list-item>
                    <text:list-item>
                      <text:p text:style-name="P14">Gyro</text:p>
                    </text:list-item>
                    <text:list-item>
                      <text:p text:style-name="P14"><text:s/>IR</text:p>
                      <text:p text:style-name="P14"/>
                    </text:list-item>
                  </text:list>
                </text:list-item>
              </text:list>
            </text:list-item>
          </text:list>
        </text:list-item>
      </text:list>
      <text:p text:style-name="P11"><text:tab/></text:p>
      <text:p text:style-name="P15">Software E-block</text:p>
      <text:p text:style-name="P15"/>
      <text:p text:style-name="P13"/>
      <text:p text:style-name="P13">Software Standard</text:p>
      <text:p text:style-name="P16"><text:tab/><text:span text:style-name="T3">GNU C </text:span></text:p>
      <text:p text:style-name="P11"><text:tab/>Port mapping table </text:p>
      <text:p text:style-name="P11"><text:tab/>I/O Function mapping <text:s/>??</text:p>
      <text:p text:style-name="P11"><text:s text:c="11"/>Interrupt mapping ???</text:p>
      <text:p text:style-name="P11"><text:tab/>Directory sturcture</text:p>
      <text:p text:style-name="P11"><text:tab/>Virtual I/O on <text:s/>PC <text:s/>( ex LCD, LED, SW <text:s/>May use terminal command )</text:p>
      <text:p text:style-name="P16"><text:s text:c="2"/><text:tab/></text:p>
      <text:p text:style-name="P13">Protocal Standard</text:p>
      <text:p text:style-name="P11"><text:tab/>Archived library with include file for each module</text:p>
      <text:p text:style-name="P11"><text:tab/>Function prototypes</text:p>
      <text:p text:style-name="P11"><text:tab/>Naming convention</text:p>
      <text:p text:style-name="P11"><text:s text:c="11"/>API for each module</text:p>
      <text:p text:style-name="P11"><text:s/><text:tab/>IP block for FPGA</text:p>
      <text:p text:style-name="P11"><text:s text:c="10"/>Text process</text:p>
      <text:list text:style-name="L1">
        <text:list-item text:start-value="1">
          <text:list>
            <text:list-item text:start-value="1">
              <text:list>
                <text:list-item text:start-value="1">
                  <text:list>
                    <text:list-item text:start-value="1">
                      <text:p text:style-name="P14"><text:s/>Decode command</text:p>
                    </text:list-item>
                    <text:list-item>
                      <text:p text:style-name="P14"><text:s/>Send message<text:tab/></text:p>
                    </text:list-item>
                    <text:list-item>
                      <text:p text:style-name="P14"><text:s/>XML</text:p>
                    </text:list-item>
                  </text:list>
                </text:list-item>
              </text:list>
            </text:list-item>
          </text:list>
        </text:list-item>
      </text:list>
      <text:p text:style-name="P11"/>
      <text:p text:style-name="P11"/>
      <text:list text:style-name="L1">
        <text:list-item text:start-value="1">
          <text:p text:style-name="P14"><text:s text:c="7"/>Protocal Stack</text:p>
          <text:list>
            <text:list-item>
              <text:list>
                <text:list-item>
                  <text:list>
                    <text:list-item>
                      <text:p text:style-name="P14"><text:s/>USB</text:p>
                    </text:list-item>
                    <text:list-item>
                      <text:p text:style-name="P14"><text:s/>TCP/IP</text:p>
                    </text:list-item>
                    <text:list-item>
                      <text:p text:style-name="P14"><text:s/>Wifi</text:p>
                    </text:list-item>
                    <text:list-item>
                      <text:p text:style-name="P14"><text:s/>GPRS</text:p>
                    </text:list-item>
                    <text:list-item>
                      <text:p text:style-name="P14">Wiegand</text:p>
                    </text:list-item>
                    <text:list-item>
                      <text:p text:style-name="P14">IR remote</text:p>
                    </text:list-item>
                    <text:list-item>
                      <text:p text:style-name="P14">I2C</text:p>
                    </text:list-item>
                    <text:list-item>
                      <text:p text:style-name="P14">SPI</text:p>
                    </text:list-item>
                    <text:list-item>
                      <text:p text:style-name="P14">CAN</text:p>
                    </text:list-item>
                    <text:list-item>
                      <text:p text:style-name="P14">RS232</text:p>
                    </text:list-item>
                    <text:list-item>
                      <text:p text:style-name="P14">RS485</text:p>
                    </text:list-item>
                    <text:list-item>
                      <text:p text:style-name="P14">Bluetooth</text:p>
                    </text:list-item>
                  </text:list>
                </text:list-item>
              </text:list>
              <text:p text:style-name="P14"><text:s text:c="6"/></text:p>
            </text:list-item>
          </text:list>
        </text:list-item>
        <text:list-item>
          <text:p text:style-name="P14"><text:s text:c="7"/>Application Layer</text:p>
          <text:list>
            <text:list-item>
              <text:list>
                <text:list-item>
                  <text:list>
                    <text:list-item>
                      <text:p text:style-name="P14"><text:s text:c="2"/>Timer </text:p>
                    </text:list-item>
                    <text:list-item>
                      <text:p text:style-name="P14"><text:s text:c="2"/>UI</text:p>
                    </text:list-item>
                  </text:list>
                </text:list-item>
              </text:list>
            </text:list-item>
          </text:list>
        </text:list-item>
        <text:list-item>
          <text:p text:style-name="P14"><text:s text:c="7"/>Algorithm</text:p>
          <text:list>
            <text:list-item>
              <text:list>
                <text:list-item>
                  <text:list>
                    <text:list-item>
                      <text:p text:style-name="P14">PID</text:p>
                    </text:list-item>
                    <text:list-item>
                      <text:p text:style-name="P14">Fuzzy logic</text:p>
                    </text:list-item>
                    <text:list-item>
                      <text:p text:style-name="P14">DSP <text:s text:c="2"/>FTT</text:p>
                    </text:list-item>
                    <text:list-item>
                      <text:p text:style-name="P14">MP3</text:p>
                    </text:list-item>
                    <text:list-item>
                      <text:p text:style-name="P14">JPEG</text:p>
                    </text:list-item>
                    <text:list-item>
                      <text:p text:style-name="P14">MPEG</text:p>
                    </text:list-item>
                    <text:list-item>
                      <text:p text:style-name="P14">Bitmap</text:p>
                    </text:list-item>
                    <text:list-item>
                      <text:p text:style-name="P14">Sound CODEC</text:p>
                      <text:p text:style-name="P14"/>
                    </text:list-item>
                  </text:list>
                </text:list-item>
              </text:list>
            </text:list-item>
          </text:list>
        </text:list-item>
        <text:list-item>
          <text:p text:style-name="P14"><text:s text:c="7"/>INTERFACE</text:p>
          <text:list>
            <text:list-item>
              <text:list>
                <text:list-item>
                  <text:list>
                    <text:list-item>
                      <text:p text:style-name="P14"><text:s/>LCD</text:p>
                    </text:list-item>
                    <text:list-item>
                      <text:p text:style-name="P14"/>
                    </text:list-item>
                  </text:list>
                </text:list-item>
              </text:list>
            </text:list-item>
          </text:list>
        </text:list-item>
        <text:list-item>
          <text:p text:style-name="P14"><text:s text:c="6"/>OS <text:s/>layer</text:p>
          <text:list>
            <text:list-item>
              <text:list>
                <text:list-item>
                  <text:list>
                    <text:list-item>
                      <text:p text:style-name="P14"><text:s/>Web Service</text:p>
                    </text:list-item>
                    <text:list-item>
                      <text:p text:style-name="P14"><text:s/>UI</text:p>
                    </text:list-item>
                    <text:list-item>
                      <text:p text:style-name="P14"><text:s/>RTOS </text:p>
                    </text:list-item>
                    <text:list-item>
                      <text:p text:style-name="P14"><text:s/>Java <text:s/>??</text:p>
                    </text:list-item>
                  </text:list>
                </text:list-item>
              </text:list>
            </text:list-item>
          </text:list>
        </text:list-item>
      </text:list>
      <text:p text:style-name="P11"/>
      <text:p text:style-name="P11"/>
      <text:p text:style-name="P13">Hardware E-Block issues</text:p>
      <text:p text:style-name="P16"><text:span text:style-name="T4"><text:tab/></text:span><text:span text:style-name="T5">I/O board if design to left side (I/O port) or right side( Communication/ Int) cannot </text:span></text:p>
      <text:p text:style-name="P17"><text:s/><text:tab/>swap right/left. </text:p>
      <text:p text:style-name="P17"><text:s text:c="10"/>Board which use signals lines need to take off that signal lines. (Not bypass) except some communication ex. I2C</text:p>
      <text:p text:style-name="P17"><text:tab/>Interrupt handling </text:p>
      <text:p text:style-name="P17"/>
      <text:p text:style-name="P13">Software E-Block issues</text:p>
      <text:p text:style-name="P16"><text:span text:style-name="T4"><text:tab/></text:span><text:span text:style-name="T5">Global variable communicate</text:span></text:p>
      <text:p text:style-name="P17"><text:tab/>Interrupt handling </text:p>
      <text:p text:style-name="P11"><text:span text:style-name="T6"><text:tab/>Duplicate naming convention</text:span><text:span text:style-name="T1"> </text:span><text:span text:style-name="T6">for <text:s/>function name <text:s/>variable</text:span></text:p>
      <text:p text:style-name="P17"><text:tab/><text:tab/>Naming convention</text:p>
      <text:p text:style-name="P17"><text:tab/><text:tab/><text:tab/>Prefix with module name <text:s text:c="2"/>??</text:p>
      <text:p text:style-name="P17"><text:tab/><text:tab/><text:tab/>Ex <text:s text:c="2"/>LED_xxxx<text:tab/><text:tab/> </text:p>
      <text:p text:style-name="P17"><text:s text:c="12"/><text:tab/> <text:s text:c="17"/>RTC_xxxx</text:p>
      <text:p text:style-name="P13">Module Catalog</text:p>
      <text:p text:style-name="P13"><text:tab/><text:span text:style-name="T6">Collect all catalog for modules and implementation sample</text:span></text:p>
      <text:p text:style-name="P17"><text:tab/><text:span text:style-name="T1">Module</text:span></text:p>
      <text:p text:style-name="P17"><text:tab/><text:tab/><text:span text:style-name="T1">Hardware <text:s/>block</text:span> </text:p>
      <text:p text:style-name="P17"><text:tab/><text:tab/><text:tab/>Hardware circuit diagram</text:p>
      <text:p text:style-name="P17"><text:tab/><text:tab/><text:tab/>PCB (if any)</text:p>
      <text:p text:style-name="P17"><text:tab/><text:tab/><text:tab/>Standard connector</text:p>
      <text:p text:style-name="P17"><text:tab/><text:tab/><text:tab/>Used connector</text:p>
      <text:p text:style-name="P17"><text:tab/><text:tab/><text:span text:style-name="T1">Software block</text:span></text:p>
      <text:p text:style-name="P17"><text:tab/><text:tab/><text:tab/>Include file</text:p>
      <text:p text:style-name="P17"><text:tab/><text:tab/><text:tab/>Source code file</text:p>
      <text:p text:style-name="P17"><text:tab/><text:tab/><text:tab/><text:tab/>Object</text:p>
      <text:list text:style-name="L2">
        <text:list-item>
          <text:list>
            <text:list-item>
              <text:list>
                <text:list-item>
                  <text:list>
                    <text:list-item>
                      <text:list>
                        <text:list-item>
                          <text:list>
                            <text:list-item>
                              <text:p text:style-name="P18">Attributes (values)</text:p>
                            </text:list-item>
                            <text:list-item>
                              <text:p text:style-name="P18">Data structure (if apply)</text:p>
                            </text:list-item>
                            <text:list-item>
                              <text:p text:style-name="P18">Behaviors ( function)</text:p>
                            </text:list-item>
                            <text:list-item>
                              <text:p text:style-name="P18">State <text:s text:c="2"/>(state values)</text:p>
                              <text:p text:style-name="P18"/>
                            </text:list-item>
                          </text:list>
                        </text:list-item>
                      </text:list>
                    </text:list-item>
                  </text:list>
                </text:list-item>
              </text:list>
            </text:list-item>
          </text:list>
        </text:list-item>
      </text:list>
      <text:p text:style-name="P17"><text:tab/><text:tab/> <text:s text:c="13"/><text:tab/>Function</text:p>
      <text:p text:style-name="P17"><text:tab/><text:tab/><text:tab/><text:tab/><text:tab/>Set_xxx <text:s text:c="3"/>Initial <text:s/>values</text:p>
      <text:p text:style-name="P17"><text:tab/><text:tab/><text:tab/><text:tab/><text:tab/>Get_xxx <text:s text:c="2"/>Get <text:s text:c="2"/>values</text:p>
      <text:p text:style-name="P17"><text:tab/></text:p>
      <text:p text:style-name="P13"><text:tab/><text:tab/>Documentation using doxygen, State diageam UML diagram ??</text:p>
      <text:p text:style-name="P13"><text:tab/><text:tab/><text:tab/><text:span text:style-name="T6">Module description</text:span></text:p>
      <text:p text:style-name="P17"><text:tab/><text:tab/><text:tab/>State diagram</text:p>
      <text:p text:style-name="P17"><text:tab/><text:tab/><text:tab/>Attributes, function description</text:p>
      <text:p text:style-name="P17"><text:tab/><text:tab/><text:tab/>Algorithm, resposibility</text:p>
      <text:p text:style-name="P17"><text:tab/><text:tab/><text:tab/>Data structure description</text:p>
      <text:p text:style-name="P17"><text:tab/><text:tab/><text:tab/>Port / Service use matri</text:p>
      <text:p text:style-name="P17"><text:tab/><text:tab/><text:tab/>Hardware components</text:p>
      <text:p text:style-name="P17"><text:tab/><text:tab/><text:tab/>Theory of operation</text:p>
      <text:p text:style-name="P13"/>
      <text:p text:style-name="P13">Naming conventions</text:p>
      <text:p text:style-name="P17">Global variable <text:s text:c="4"/><text:tab/><text:tab/><text:tab/>g_XXXX</text:p>
      <text:p text:style-name="P17">Procedure name<text:tab/><text:tab/><text:tab/>Module name_active_name_procedure_name</text:p>
      <text:p text:style-name="P17"/>
      <text:p text:style-name="P17">wef</text:p>
      <text:list text:style-name="L2">
        <text:list-item>
          <text:list>
            <text:list-item>
              <text:list>
                <text:list-item>
                  <text:list>
                    <text:list-item>
                      <text:list>
                        <text:list-item>
                          <text:list>
                            <text:list-item>
                              <text:list>
                                <text:list-header>
                                  <text:p text:style-name="P19"/>
                                </text:list-header>
                              </text:list>
                            </text:list-item>
                          </text:list>
                        </text:list-item>
                      </text:list>
                    </text:list-item>
                  </text:list>
                </text:list-item>
              </text:list>
            </text:list-item>
          </text:list>
        </text:list-item>
      </text:list>
      <text:p text:style-name="P17"/>
      <text:p text:style-name="P15">E-block specification</text:p>
      <text:p text:style-name="P13">Hardware Specification for CPU Board</text:p>
      <text:p text:style-name="P13"/>
      <text:p text:style-name="P13"/>
      <text:p text:style-name="P13"/>
      <text:p text:style-name="P13"/>
      <text:p text:style-name="P13"/>
      <text:p text:style-name="P13">Hardware Specification for E_IO Board</text:p>
      <text:p text:style-name="P13"/>
      <text:p text:style-name="P13"/>
      <text:p text:style-name="P13"/>
      <text:p text:style-name="P13"/>
      <text:p text:style-name="P13">Hardware physical for protoboard</text:p>
      <text:p text:style-name="P13"/>
      <text:p text:style-name="P13"/>
      <text:p text:style-name="P13"/>
      <text:p text:style-name="P13"/>
      <text:p text:style-name="P17"><text:span text:style-name="T1">Connector Standard</text:span><text:tab/><text:tab/></text:p>
      <text:p text:style-name="P13"><text:tab/><text:tab/></text:p>
      <text:p text:style-name="P13">Upper Right Connector <text:s/><text:span text:style-name="T7">: Communication</text:span></text:p>
      <text:p text:style-name="P13">Connector <text:s/>1x 10 pins <text:s/>Male</text:p>
      <text:p text:style-name="P13">Part number : <text:s/>2211R-10G-LP-F1</text:p>
      <text:p text:style-name="P13">Spec files <text:s text:c="4"/>: <text:s/>For ATMEGA32 and ATMEGA8</text:p>
      <text:p text:style-name="P17"><text:tab/><text:tab/><text:tab/></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5">Port</text:p>
            </table:table-cell>
            <table:table-cell table:style-name="Table2.A1" office:value-type="string">
              <text:p text:style-name="P20">E_port Name</text:p>
            </table:table-cell>
            <table:table-cell table:style-name="Table2.A1" office:value-type="string">
              <text:p text:style-name="P20">ATMEGA32(TQFP)</text:p>
            </table:table-cell>
            <table:table-cell table:style-name="Table2.D1" office:value-type="string">
              <text:p text:style-name="P20">ATMEG8(TQFP)</text:p>
            </table:table-cell>
          </table:table-row>
        </table:table-header-rows>
        <table:table-row>
          <table:table-cell table:style-name="Table2.A2" office:value-type="float" office:value="1">
            <text:p text:style-name="P21">1</text:p>
          </table:table-cell>
          <table:table-cell table:style-name="Table2.B2" office:value-type="string">
            <text:p text:style-name="P17">VCC</text:p>
          </table:table-cell>
          <table:table-cell table:style-name="Table2.B2" office:value-type="string">
            <text:p text:style-name="P17">VCC (5,38,17)</text:p>
          </table:table-cell>
          <table:table-cell table:style-name="Table2.D2" office:value-type="string">
            <text:p text:style-name="P17">VCC (4,6)</text:p>
          </table:table-cell>
        </table:table-row>
        <table:table-row>
          <table:table-cell table:style-name="Table2.A2" office:value-type="float" office:value="2">
            <text:p text:style-name="P21">2</text:p>
          </table:table-cell>
          <table:table-cell table:style-name="Table2.B2" office:value-type="string">
            <text:p text:style-name="P17">GND</text:p>
          </table:table-cell>
          <table:table-cell table:style-name="Table2.B2" office:value-type="string">
            <text:p text:style-name="P17">GND(6,18,39)</text:p>
          </table:table-cell>
          <table:table-cell table:style-name="Table2.D3" office:value-type="string">
            <text:p text:style-name="P17">GND(3,5)</text:p>
          </table:table-cell>
        </table:table-row>
        <table:table-row>
          <table:table-cell table:style-name="Table2.A2" office:value-type="float" office:value="3">
            <text:p text:style-name="P21">3</text:p>
          </table:table-cell>
          <table:table-cell table:style-name="Table2.B2" office:value-type="string">
            <text:p text:style-name="P17">SCL/ E_PORTD0</text:p>
          </table:table-cell>
          <table:table-cell table:style-name="Table2.B2" office:value-type="string">
            <text:p text:style-name="P17">PC0(19)</text:p>
          </table:table-cell>
          <table:table-cell table:style-name="Table2.D4" office:value-type="string">
            <text:p text:style-name="P17">PC5(28)* <text:s text:c="17"/>JP1</text:p>
          </table:table-cell>
        </table:table-row>
        <table:table-row>
          <table:table-cell table:style-name="Table2.A2" office:value-type="float" office:value="4">
            <text:p text:style-name="P21">4</text:p>
          </table:table-cell>
          <table:table-cell table:style-name="Table2.B2" office:value-type="string">
            <text:p text:style-name="P17">SDA/ E_PORTD1</text:p>
          </table:table-cell>
          <table:table-cell table:style-name="Table2.B2" office:value-type="string">
            <text:p text:style-name="P17">PC1(20)</text:p>
          </table:table-cell>
          <table:table-cell table:style-name="Table2.D4" office:value-type="string">
            <text:p text:style-name="P17">PC4(27)* <text:s text:c="17"/>JP2</text:p>
          </table:table-cell>
        </table:table-row>
        <table:table-row>
          <table:table-cell table:style-name="Table2.A2" office:value-type="float" office:value="5">
            <text:p text:style-name="P21">5</text:p>
          </table:table-cell>
          <table:table-cell table:style-name="Table2.B2" office:value-type="string">
            <text:p text:style-name="P17">RX/ E_PORTD2</text:p>
          </table:table-cell>
          <table:table-cell table:style-name="Table2.C6" office:value-type="string">
            <text:p text:style-name="P22">PD0(9)** <text:s text:c="17"/>JP3</text:p>
          </table:table-cell>
          <table:table-cell table:style-name="Table2.D4" office:value-type="string">
            <text:p text:style-name="P22">PD0(30) *</text:p>
          </table:table-cell>
        </table:table-row>
        <table:table-row>
          <table:table-cell table:style-name="Table2.A2" office:value-type="float" office:value="6">
            <text:p text:style-name="P21">6</text:p>
          </table:table-cell>
          <table:table-cell table:style-name="Table2.B2" office:value-type="string">
            <text:p text:style-name="P17">TX/ E_PORTD3</text:p>
          </table:table-cell>
          <table:table-cell table:style-name="Table2.C6" office:value-type="string">
            <text:p text:style-name="P22">PD1(10)* <text:s text:c="17"/>JP4</text:p>
          </table:table-cell>
          <table:table-cell table:style-name="Table2.D4" office:value-type="string">
            <text:p text:style-name="P22">PD1(31) * </text:p>
          </table:table-cell>
        </table:table-row>
        <table:table-row>
          <table:table-cell table:style-name="Table2.A2" office:value-type="float" office:value="7">
            <text:p text:style-name="P21">7</text:p>
          </table:table-cell>
          <table:table-cell table:style-name="Table2.B2" office:value-type="string">
            <text:p text:style-name="P17">INT0/ E_PORTD4</text:p>
          </table:table-cell>
          <table:table-cell table:style-name="Table2.B2" office:value-type="string">
            <text:p text:style-name="P17">PD2(11)</text:p>
          </table:table-cell>
          <table:table-cell table:style-name="Table2.D4" office:value-type="string">
            <text:p text:style-name="P17">PD2(32)* <text:s text:c="17"/>JP3</text:p>
          </table:table-cell>
        </table:table-row>
        <table:table-row>
          <table:table-cell table:style-name="Table2.A2" office:value-type="float" office:value="8">
            <text:p text:style-name="P21">8</text:p>
          </table:table-cell>
          <table:table-cell table:style-name="Table2.B2" office:value-type="string">
            <text:p text:style-name="P17">ICP/ E_PORTD5</text:p>
          </table:table-cell>
          <table:table-cell table:style-name="Table2.C9" office:value-type="string">
            <text:p text:style-name="P17">PD6(15)* <text:s text:c="18"/>JP1</text:p>
          </table:table-cell>
          <table:table-cell table:style-name="Table2.D4" office:value-type="string">
            <text:p text:style-name="P17">PB0(12)* <text:s text:c="17"/>JP4</text:p>
          </table:table-cell>
        </table:table-row>
        <table:table-row>
          <table:table-cell table:style-name="Table2.A2" office:value-type="float" office:value="9">
            <text:p text:style-name="P21">9</text:p>
          </table:table-cell>
          <table:table-cell table:style-name="Table2.B2" office:value-type="string">
            <text:p text:style-name="P17">TIMER1/ E_PORTD6</text:p>
          </table:table-cell>
          <table:table-cell table:style-name="Table2.C10" office:value-type="string">
            <text:p text:style-name="P17">PD5(14)/OC1A</text:p>
          </table:table-cell>
          <table:table-cell table:style-name="Table2.D10" office:value-type="string">
            <text:p text:style-name="P23">PB1(13)*<text:span text:style-name="T6"> <text:s text:c="17"/>JP5</text:span></text:p>
          </table:table-cell>
        </table:table-row>
        <table:table-row>
          <table:table-cell table:style-name="Table2.A2" office:value-type="float" office:value="10">
            <text:p text:style-name="P21">10</text:p>
          </table:table-cell>
          <table:table-cell table:style-name="Table2.B2" office:value-type="string">
            <text:p text:style-name="P17">TIMER2/ E_PORTD7</text:p>
          </table:table-cell>
          <table:table-cell table:style-name="Table2.C10" office:value-type="string">
            <text:p text:style-name="P17">PD4(13)/OC1B</text:p>
          </table:table-cell>
          <table:table-cell table:style-name="Table2.D10" office:value-type="string">
            <text:p text:style-name="P23">PB2(14)*<text:span text:style-name="T6"> <text:s text:c="17"/>JP6</text:span></text:p>
          </table:table-cell>
        </table:table-row>
      </table:table>
      <text:p text:style-name="P17"/>
      <text:p text:style-name="P13">Lower Right connector : Anaglog Input</text:p>
      <text:p text:style-name="P13">Connector <text:s/>1x 10 pins <text:s/>Male</text:p>
      <text:p text:style-name="P13">Part number : <text:s/>2211R-10G-LP-F1</text:p>
      <text:p text:style-name="P13">Spec files <text:s text:c="4"/>:</text:p>
      <text:p text:style-name="P17"><text:tab/><text:tab/><text:tab/></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5">Port</text:p>
            </table:table-cell>
            <table:table-cell table:style-name="Table3.A1" office:value-type="string">
              <text:p text:style-name="P20">E_port Name</text:p>
            </table:table-cell>
            <table:table-cell table:style-name="Table3.A1" office:value-type="string">
              <text:p text:style-name="P20">ATMEGA32(TQFP)</text:p>
            </table:table-cell>
            <table:table-cell table:style-name="Table3.D1" office:value-type="string">
              <text:p text:style-name="P20">ATMEG8(TQFP)</text:p>
            </table:table-cell>
          </table:table-row>
        </table:table-header-rows>
        <table:table-row>
          <table:table-cell table:style-name="Table3.A2" office:value-type="float" office:value="1">
            <text:p text:style-name="P21">1</text:p>
          </table:table-cell>
          <table:table-cell table:style-name="Table3.B2" office:value-type="string">
            <text:p text:style-name="P17">AVCC</text:p>
          </table:table-cell>
          <table:table-cell table:style-name="Table3.B2" office:value-type="string">
            <text:p text:style-name="P17">AVCC(27)</text:p>
          </table:table-cell>
          <table:table-cell table:style-name="Table3.D2" office:value-type="string">
            <text:p text:style-name="P17">AVCC(18)</text:p>
          </table:table-cell>
        </table:table-row>
        <table:table-row>
          <table:table-cell table:style-name="Table3.A2" office:value-type="float" office:value="2">
            <text:p text:style-name="P21">2</text:p>
          </table:table-cell>
          <table:table-cell table:style-name="Table3.B2" office:value-type="string">
            <text:p text:style-name="P17">AREF</text:p>
          </table:table-cell>
          <table:table-cell table:style-name="Table3.B2" office:value-type="string">
            <text:p text:style-name="P17">AREF(29)</text:p>
          </table:table-cell>
          <table:table-cell table:style-name="Table3.D3" office:value-type="string">
            <text:p text:style-name="P17">AREF(20)</text:p>
          </table:table-cell>
        </table:table-row>
        <table:table-row>
          <table:table-cell table:style-name="Table3.A2" office:value-type="float" office:value="3">
            <text:p text:style-name="P21">3</text:p>
          </table:table-cell>
          <table:table-cell table:style-name="Table3.B2" office:value-type="string">
            <text:p text:style-name="P17">ADC_1/E_PORTC0</text:p>
          </table:table-cell>
          <table:table-cell table:style-name="Table3.B2" office:value-type="string">
            <text:p text:style-name="P17">PA0(37)</text:p>
          </table:table-cell>
          <table:table-cell table:style-name="Table3.D3" office:value-type="string">
            <text:p text:style-name="P17">PC0(23)</text:p>
          </table:table-cell>
        </table:table-row>
        <table:table-row>
          <table:table-cell table:style-name="Table3.A2" office:value-type="float" office:value="4">
            <text:p text:style-name="P21">4</text:p>
          </table:table-cell>
          <table:table-cell table:style-name="Table3.B2" office:value-type="string">
            <text:p text:style-name="P17">ADC_2/E_PORTC1</text:p>
          </table:table-cell>
          <table:table-cell table:style-name="Table3.B2" office:value-type="string">
            <text:p text:style-name="P17">PA1(36)</text:p>
          </table:table-cell>
          <table:table-cell table:style-name="Table3.D3" office:value-type="string">
            <text:p text:style-name="P17">PC1(24)</text:p>
          </table:table-cell>
        </table:table-row>
        <table:table-row>
          <table:table-cell table:style-name="Table3.A2" office:value-type="float" office:value="5">
            <text:p text:style-name="P21">5</text:p>
          </table:table-cell>
          <table:table-cell table:style-name="Table3.B2" office:value-type="string">
            <text:p text:style-name="P17">ADC_3/E_PORTC2</text:p>
          </table:table-cell>
          <table:table-cell table:style-name="Table3.B2" office:value-type="string">
            <text:p text:style-name="P17">PA2(35)</text:p>
          </table:table-cell>
          <table:table-cell table:style-name="Table3.D3" office:value-type="string">
            <text:p text:style-name="P17">PC2(25)</text:p>
          </table:table-cell>
        </table:table-row>
        <table:table-row>
          <table:table-cell table:style-name="Table3.A2" office:value-type="float" office:value="6">
            <text:p text:style-name="P21">6</text:p>
          </table:table-cell>
          <table:table-cell table:style-name="Table3.B2" office:value-type="string">
            <text:p text:style-name="P17">ADC_4/E_PORTC3</text:p>
          </table:table-cell>
          <table:table-cell table:style-name="Table3.B2" office:value-type="string">
            <text:p text:style-name="P17">PA3(34)</text:p>
          </table:table-cell>
          <table:table-cell table:style-name="Table3.D3" office:value-type="string">
            <text:p text:style-name="P17">PC3(26)</text:p>
          </table:table-cell>
        </table:table-row>
        <table:table-row>
          <table:table-cell table:style-name="Table3.A2" office:value-type="float" office:value="7">
            <text:p text:style-name="P21">7</text:p>
          </table:table-cell>
          <table:table-cell table:style-name="Table3.B2" office:value-type="string">
            <text:p text:style-name="P17">ADC_5/E_PORTC4</text:p>
          </table:table-cell>
          <table:table-cell table:style-name="Table3.B2" office:value-type="string">
            <text:p text:style-name="P17">PA4(33)</text:p>
          </table:table-cell>
          <table:table-cell table:style-name="Table3.D8" office:value-type="string">
            <text:p text:style-name="P23">PC4(27)*</text:p>
          </table:table-cell>
        </table:table-row>
        <table:table-row>
          <table:table-cell table:style-name="Table3.A2" office:value-type="float" office:value="8">
            <text:p text:style-name="P21">8</text:p>
          </table:table-cell>
          <table:table-cell table:style-name="Table3.B2" office:value-type="string">
            <text:p text:style-name="P17">ADC_6/E_PORTC5</text:p>
          </table:table-cell>
          <table:table-cell table:style-name="Table3.B2" office:value-type="string">
            <text:p text:style-name="P17">PA5(32)</text:p>
          </table:table-cell>
          <table:table-cell table:style-name="Table3.D8" office:value-type="string">
            <text:p text:style-name="P23">PC5(28)*</text:p>
          </table:table-cell>
        </table:table-row>
        <table:table-row>
          <table:table-cell table:style-name="Table3.A2" office:value-type="float" office:value="9">
            <text:p text:style-name="P21">9</text:p>
          </table:table-cell>
          <table:table-cell table:style-name="Table3.B2" office:value-type="string">
            <text:p text:style-name="P17">ADC_7/E_PORTC6</text:p>
          </table:table-cell>
          <table:table-cell table:style-name="Table3.C10" office:value-type="string">
            <text:p text:style-name="P17">PA6(31)</text:p>
          </table:table-cell>
          <table:table-cell table:style-name="Table3.D10" office:value-type="string">
            <text:p text:style-name="P17">ADC6(19)</text:p>
          </table:table-cell>
        </table:table-row>
        <table:table-row>
          <table:table-cell table:style-name="Table3.A2" office:value-type="float" office:value="10">
            <text:p text:style-name="P21">10</text:p>
          </table:table-cell>
          <table:table-cell table:style-name="Table3.B2" office:value-type="string">
            <text:p text:style-name="P17">ADC_8/E_PORTC7</text:p>
          </table:table-cell>
          <table:table-cell table:style-name="Table3.C10" office:value-type="string">
            <text:p text:style-name="P17">PA7(30)</text:p>
          </table:table-cell>
          <table:table-cell table:style-name="Table3.D10" office:value-type="string">
            <text:p text:style-name="P17">ADC7(22)</text:p>
          </table:table-cell>
        </table:table-row>
      </table:table>
      <text:p text:style-name="P17"/>
      <text:p text:style-name="P13"/>
      <text:p text:style-name="P13"/>
      <text:p text:style-name="P13"/>
      <text:p text:style-name="P13"/>
      <text:p text:style-name="P13"/>
      <text:p text:style-name="P13"/>
      <text:p text:style-name="P13"/>
      <text:p text:style-name="P13"/>
      <text:p text:style-name="P13"/>
      <text:p text:style-name="P13"/>
      <text:p text:style-name="P13">Upper Left connector : <text:s/>Digital O/P <text:s/>/ SPI</text:p>
      <text:p text:style-name="P13">Connector <text:s/>1x 10 pins <text:s/>Male</text:p>
      <text:p text:style-name="P13">Part number : <text:s/>2211R-10G-LP-F1</text:p>
      <text:p text:style-name="P13">Spec files <text:s text:c="4"/>: For ATMEGA32 and ATMEGA8</text:p>
      <text:p text:style-name="P17"><text:tab/><text:tab/><text:tab/></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5">Port</text:p>
            </table:table-cell>
            <table:table-cell table:style-name="Table4.A1" office:value-type="string">
              <text:p text:style-name="P20">E_port Name</text:p>
            </table:table-cell>
            <table:table-cell table:style-name="Table4.A1" office:value-type="string">
              <text:p text:style-name="P20">ATMEGA32(TQFP)</text:p>
            </table:table-cell>
            <table:table-cell table:style-name="Table4.D1" office:value-type="string">
              <text:p text:style-name="P20">ATMEG8(TQFP)</text:p>
            </table:table-cell>
          </table:table-row>
        </table:table-header-rows>
        <table:table-row>
          <table:table-cell table:style-name="Table4.A2" office:value-type="float" office:value="1">
            <text:p text:style-name="P21">1</text:p>
          </table:table-cell>
          <table:table-cell table:style-name="Table4.B2" office:value-type="string">
            <text:p text:style-name="P17">VCC</text:p>
          </table:table-cell>
          <table:table-cell table:style-name="Table4.B2" office:value-type="string">
            <text:p text:style-name="P17">VCC(5,17,38)</text:p>
          </table:table-cell>
          <table:table-cell table:style-name="Table4.D2" office:value-type="string">
            <text:p text:style-name="P17">VCC (4,6)</text:p>
          </table:table-cell>
        </table:table-row>
        <table:table-row>
          <table:table-cell table:style-name="Table4.A2" office:value-type="float" office:value="2">
            <text:p text:style-name="P21">2</text:p>
          </table:table-cell>
          <table:table-cell table:style-name="Table4.B2" office:value-type="string">
            <text:p text:style-name="P17">GND</text:p>
          </table:table-cell>
          <table:table-cell table:style-name="Table4.B2" office:value-type="string">
            <text:p text:style-name="P17">GND(6,18,39)</text:p>
          </table:table-cell>
          <table:table-cell table:style-name="Table4.D3" office:value-type="string">
            <text:p text:style-name="P17">GND(3,5)</text:p>
          </table:table-cell>
        </table:table-row>
        <table:table-row>
          <table:table-cell table:style-name="Table4.A2" office:value-type="float" office:value="3">
            <text:p text:style-name="P21">3</text:p>
          </table:table-cell>
          <table:table-cell table:style-name="Table4.B2" office:value-type="string">
            <text:p text:style-name="P17">E_PORTA0</text:p>
          </table:table-cell>
          <table:table-cell table:style-name="Table4.B2" office:value-type="string">
            <text:p text:style-name="P17">PB0(40)</text:p>
          </table:table-cell>
          <table:table-cell table:style-name="Table4.D3" office:value-type="string">
            <text:p text:style-name="P17">PD4(2)</text:p>
          </table:table-cell>
        </table:table-row>
        <table:table-row>
          <table:table-cell table:style-name="Table4.A2" office:value-type="float" office:value="4">
            <text:p text:style-name="P21">4</text:p>
          </table:table-cell>
          <table:table-cell table:style-name="Table4.B2" office:value-type="string">
            <text:p text:style-name="P17">E_PORTA1</text:p>
          </table:table-cell>
          <table:table-cell table:style-name="Table4.B2" office:value-type="string">
            <text:p text:style-name="P17">PB1(41)</text:p>
          </table:table-cell>
          <table:table-cell table:style-name="Table4.D3" office:value-type="string">
            <text:p text:style-name="P17">PD5(9)</text:p>
          </table:table-cell>
        </table:table-row>
        <table:table-row>
          <table:table-cell table:style-name="Table4.A2" office:value-type="float" office:value="5">
            <text:p text:style-name="P21">5</text:p>
          </table:table-cell>
          <table:table-cell table:style-name="Table4.B2" office:value-type="string">
            <text:p text:style-name="P17">E_PORTA2</text:p>
          </table:table-cell>
          <table:table-cell table:style-name="Table4.B2" office:value-type="string">
            <text:p text:style-name="P17">PB2(42)</text:p>
          </table:table-cell>
          <table:table-cell table:style-name="Table4.D6" office:value-type="string">
            <text:p text:style-name="P17">PD6(10)</text:p>
          </table:table-cell>
        </table:table-row>
        <table:table-row>
          <table:table-cell table:style-name="Table4.A2" office:value-type="float" office:value="6">
            <text:p text:style-name="P21">6</text:p>
          </table:table-cell>
          <table:table-cell table:style-name="Table4.B2" office:value-type="string">
            <text:p text:style-name="P17">E_PORTA3</text:p>
          </table:table-cell>
          <table:table-cell table:style-name="Table4.C7" office:value-type="string">
            <text:p text:style-name="P17">PB3 (43) <text:s text:c="19"/></text:p>
          </table:table-cell>
          <table:table-cell table:style-name="Table4.D6" office:value-type="string">
            <text:p text:style-name="P17">PD7(11)</text:p>
          </table:table-cell>
        </table:table-row>
        <table:table-row>
          <table:table-cell table:style-name="Table4.A2" office:value-type="float" office:value="7">
            <text:p text:style-name="P21">7</text:p>
          </table:table-cell>
          <table:table-cell table:style-name="Table4.B2" office:value-type="string">
            <text:p text:style-name="P17">E_PORTA4 /SS</text:p>
          </table:table-cell>
          <table:table-cell table:style-name="Table4.B2" office:value-type="string">
            <text:p text:style-name="P17">PB4(44)</text:p>
          </table:table-cell>
          <table:table-cell table:style-name="Table4.D8" office:value-type="string">
            <text:p text:style-name="P17">PD2(32)*</text:p>
          </table:table-cell>
        </table:table-row>
        <table:table-row>
          <table:table-cell table:style-name="Table4.A2" office:value-type="float" office:value="8">
            <text:p text:style-name="P21">8</text:p>
          </table:table-cell>
          <table:table-cell table:style-name="Table4.B2" office:value-type="string">
            <text:p text:style-name="P17">E_PORTA5 / MOSI</text:p>
          </table:table-cell>
          <table:table-cell table:style-name="Table4.B2" office:value-type="string">
            <text:p text:style-name="P17">PB5(1)</text:p>
          </table:table-cell>
          <table:table-cell table:style-name="Table4.D8" office:value-type="string">
            <text:p text:style-name="P23">PD3(1)*</text:p>
          </table:table-cell>
        </table:table-row>
        <table:table-row>
          <table:table-cell table:style-name="Table4.A2" office:value-type="float" office:value="9">
            <text:p text:style-name="P21">9</text:p>
          </table:table-cell>
          <table:table-cell table:style-name="Table4.B2" office:value-type="string">
            <text:p text:style-name="P17">E_PORTA6/ MISO</text:p>
          </table:table-cell>
          <table:table-cell table:style-name="Table4.C10" office:value-type="string">
            <text:p text:style-name="P17">PB6(2)</text:p>
          </table:table-cell>
          <table:table-cell table:style-name="Table4.D10" office:value-type="string">
            <text:p text:style-name="P17"/>
          </table:table-cell>
        </table:table-row>
        <table:table-row>
          <table:table-cell table:style-name="Table4.A2" office:value-type="float" office:value="10">
            <text:p text:style-name="P21">10</text:p>
          </table:table-cell>
          <table:table-cell table:style-name="Table4.B2" office:value-type="string">
            <text:p text:style-name="P17">E_PORTA7/ SCK</text:p>
          </table:table-cell>
          <table:table-cell table:style-name="Table4.C11" office:value-type="string">
            <text:p text:style-name="P24">PB7(3)</text:p>
          </table:table-cell>
          <table:table-cell table:style-name="Table4.D10" office:value-type="string">
            <text:p text:style-name="P23"/>
          </table:table-cell>
        </table:table-row>
      </table:table>
      <text:p text:style-name="P17"/>
      <text:p text:style-name="P17"/>
      <text:p text:style-name="P13">Lower Left connector <text:s/>: Digital I/P</text:p>
      <text:p text:style-name="P13">Connector <text:s/>1x 10 pins <text:s/>Male</text:p>
      <text:p text:style-name="P13">Part number : <text:s/>2211R-10G-LP-F1</text:p>
      <text:p text:style-name="P13">Spec files <text:s text:c="4"/>: For ATMEGA32 and ATMEGA8</text:p>
      <text:p text:style-name="P17"><text:tab/><text:tab/><text:tab/></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5">Port</text:p>
            </table:table-cell>
            <table:table-cell table:style-name="Table5.A1" office:value-type="string">
              <text:p text:style-name="P20">E_port Name</text:p>
            </table:table-cell>
            <table:table-cell table:style-name="Table5.A1" office:value-type="string">
              <text:p text:style-name="P20">ATMEGA32(TQFP)</text:p>
            </table:table-cell>
            <table:table-cell table:style-name="Table5.D1" office:value-type="string">
              <text:p text:style-name="P20">ATMEG8(TQFP)</text:p>
            </table:table-cell>
          </table:table-row>
        </table:table-header-rows>
        <table:table-row>
          <table:table-cell table:style-name="Table5.A2" office:value-type="float" office:value="1">
            <text:p text:style-name="P21">1</text:p>
          </table:table-cell>
          <table:table-cell table:style-name="Table5.B2" office:value-type="string">
            <text:p text:style-name="P17">TIMER0</text:p>
          </table:table-cell>
          <table:table-cell table:style-name="Table5.C2" office:value-type="string">
            <text:p text:style-name="P17">PD7(16) <text:s text:c="17"/>JP2</text:p>
          </table:table-cell>
          <table:table-cell table:style-name="Table5.D2" office:value-type="string">
            <text:p text:style-name="P17">PB3(15)* <text:s text:c="17"/>JP7</text:p>
          </table:table-cell>
        </table:table-row>
        <table:table-row>
          <table:table-cell table:style-name="Table5.A2" office:value-type="float" office:value="2">
            <text:p text:style-name="P21">2</text:p>
          </table:table-cell>
          <table:table-cell table:style-name="Table5.B2" office:value-type="string">
            <text:p text:style-name="P17">INT1</text:p>
          </table:table-cell>
          <table:table-cell table:style-name="Table5.B2" office:value-type="string">
            <text:p text:style-name="P17">PD3(12)</text:p>
          </table:table-cell>
          <table:table-cell table:style-name="Table5.D3" office:value-type="string">
            <text:p text:style-name="P17">PD3(1)* <text:s text:c="18"/>JP8</text:p>
          </table:table-cell>
        </table:table-row>
        <table:table-row>
          <table:table-cell table:style-name="Table5.A2" office:value-type="float" office:value="3">
            <text:p text:style-name="P21">3</text:p>
          </table:table-cell>
          <table:table-cell table:style-name="Table5.B2" office:value-type="string">
            <text:p text:style-name="P17">E_PORTB0</text:p>
          </table:table-cell>
          <table:table-cell table:style-name="Table5.C4" office:value-type="string">
            <text:p text:style-name="P17">PC2(21)</text:p>
          </table:table-cell>
          <table:table-cell table:style-name="Table5.D3" office:value-type="string">
            <text:p text:style-name="P17">PB0(12)*</text:p>
          </table:table-cell>
        </table:table-row>
        <table:table-row>
          <table:table-cell table:style-name="Table5.A2" office:value-type="float" office:value="4">
            <text:p text:style-name="P21">4</text:p>
          </table:table-cell>
          <table:table-cell table:style-name="Table5.B2" office:value-type="string">
            <text:p text:style-name="P17">E_PORTB1</text:p>
          </table:table-cell>
          <table:table-cell table:style-name="Table5.B2" office:value-type="string">
            <text:p text:style-name="P17">PC3(22)</text:p>
          </table:table-cell>
          <table:table-cell table:style-name="Table5.D3" office:value-type="string">
            <text:p text:style-name="P23">PB1(13)*</text:p>
          </table:table-cell>
        </table:table-row>
        <table:table-row>
          <table:table-cell table:style-name="Table5.A2" office:value-type="float" office:value="5">
            <text:p text:style-name="P21">5</text:p>
          </table:table-cell>
          <table:table-cell table:style-name="Table5.B2" office:value-type="string">
            <text:p text:style-name="P17">E_PORTB2</text:p>
          </table:table-cell>
          <table:table-cell table:style-name="Table5.B2" office:value-type="string">
            <text:p text:style-name="P17">PC4(23)</text:p>
          </table:table-cell>
          <table:table-cell table:style-name="Table5.D3" office:value-type="string">
            <text:p text:style-name="P23">PB2(14)*</text:p>
          </table:table-cell>
        </table:table-row>
        <table:table-row>
          <table:table-cell table:style-name="Table5.A2" office:value-type="float" office:value="6">
            <text:p text:style-name="P21">6</text:p>
          </table:table-cell>
          <table:table-cell table:style-name="Table5.B2" office:value-type="string">
            <text:p text:style-name="P17">E_PORTB3</text:p>
          </table:table-cell>
          <table:table-cell table:style-name="Table5.B2" office:value-type="string">
            <text:p text:style-name="P17">PC5(24)</text:p>
          </table:table-cell>
          <table:table-cell table:style-name="Table5.D3" office:value-type="string">
            <text:p text:style-name="P17">PB3(15)*</text:p>
          </table:table-cell>
        </table:table-row>
        <table:table-row>
          <table:table-cell table:style-name="Table5.A2" office:value-type="float" office:value="7">
            <text:p text:style-name="P21">7</text:p>
          </table:table-cell>
          <table:table-cell table:style-name="Table5.B2" office:value-type="string">
            <text:p text:style-name="P17">E_PORTB4</text:p>
          </table:table-cell>
          <table:table-cell table:style-name="Table5.B2" office:value-type="string">
            <text:p text:style-name="P17">PC6(25)</text:p>
          </table:table-cell>
          <table:table-cell table:style-name="Table5.D8" office:value-type="string">
            <text:p text:style-name="P17">PB4(44)</text:p>
          </table:table-cell>
        </table:table-row>
        <table:table-row>
          <table:table-cell table:style-name="Table5.A2" office:value-type="float" office:value="8">
            <text:p text:style-name="P21">8</text:p>
          </table:table-cell>
          <table:table-cell table:style-name="Table5.B2" office:value-type="string">
            <text:p text:style-name="P17">E_PORTB5</text:p>
          </table:table-cell>
          <table:table-cell table:style-name="Table5.B2" office:value-type="string">
            <text:p text:style-name="P17">PC7(26)</text:p>
          </table:table-cell>
          <table:table-cell table:style-name="Table5.D8" office:value-type="string">
            <text:p text:style-name="P17">PB5(1) </text:p>
            <text:p text:style-name="P17"><text:s text:c="2"/>( use for mode switch)</text:p>
          </table:table-cell>
        </table:table-row>
        <table:table-row>
          <table:table-cell table:style-name="Table5.A2" office:value-type="float" office:value="9">
            <text:p text:style-name="P21">9</text:p>
          </table:table-cell>
          <table:table-cell table:style-name="Table5.B2" office:value-type="string">
            <text:p text:style-name="P17">E_PORTB6</text:p>
          </table:table-cell>
          <table:table-cell table:style-name="Table5.C10" office:value-type="string">
            <text:p text:style-name="P17">PD7(16) <text:s text:c="18"/>JP2</text:p>
          </table:table-cell>
          <table:table-cell table:style-name="Table5.D10" office:value-type="string">
            <text:p text:style-name="P17"/>
          </table:table-cell>
        </table:table-row>
        <table:table-row>
          <table:table-cell table:style-name="Table5.A2" office:value-type="float" office:value="10">
            <text:p text:style-name="P21">10</text:p>
          </table:table-cell>
          <table:table-cell table:style-name="Table5.B2" office:value-type="string">
            <text:p text:style-name="P17">E_PORTB7/ICP</text:p>
          </table:table-cell>
          <table:table-cell table:style-name="Table5.C10" office:value-type="string">
            <text:p text:style-name="P17">PD6(15) * <text:s text:c="16"/>JP1</text:p>
          </table:table-cell>
          <table:table-cell table:style-name="Table5.D10" office:value-type="string">
            <text:p text:style-name="P17"/>
          </table:table-cell>
        </table:table-row>
      </table:table>
      <text:p text:style-name="P17"><text:tab/><text:tab/></text:p>
      <text:p text:style-name="P13"><text:tab/><text:tab/><text:span text:style-name="T6"> </text:span></text:p>
      <text:list text:style-name="L3">
        <text:list-header>
          <text:p text:style-name="P25">* Selectable by Jumprt right left</text:p>
          <text:p text:style-name="P25">** <text:s/>Jumper select for using TX/RX or PortD</text:p>
        </text:list-header>
      </text:list>
      <text:p text:style-name="P17"/>
      <text:p text:style-name="P17"/>
      <text:p text:style-name="P17"/>
      <text:p text:style-name="P13"/>
      <text:p text:style-name="P26">Upper Right connector : Communications</text:p>
      <text:p text:style-name="P13">Connector <text:s/>1x 10 pins <text:s/>Male</text:p>
      <text:p text:style-name="P13">Part number : <text:s/>2211R-10G-LP-F1</text:p>
      <text:p text:style-name="P13">Spec files <text:s text:c="4"/>: For LPC2138 <text:s/>(ARM7)</text:p>
      <text:p text:style-name="P17"><text:tab/><text:tab/><text:ta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Port</text:p>
            </table:table-cell>
            <table:table-cell table:style-name="Table6.A1" office:value-type="string">
              <text:p text:style-name="P20">E_port Name</text:p>
            </table:table-cell>
            <table:table-cell table:style-name="Table6.C1" office:value-type="string">
              <text:p text:style-name="P15">LPC2138 <text:s/>(ARM7)</text:p>
            </table:table-cell>
          </table:table-row>
        </table:table-header-rows>
        <table:table-row>
          <table:table-cell table:style-name="Table6.A2" office:value-type="float" office:value="1">
            <text:p text:style-name="P21">1</text:p>
          </table:table-cell>
          <table:table-cell table:style-name="Table6.B2" office:value-type="string">
            <text:p text:style-name="P17">VCC <text:s/>(5V)</text:p>
          </table:table-cell>
          <table:table-cell table:style-name="Table6.C2" office:value-type="string">
            <text:p text:style-name="P27">Not use <text:s text:c="2"/>(3.3 V)* <text:s/></text:p>
          </table:table-cell>
        </table:table-row>
        <table:table-row>
          <table:table-cell table:style-name="Table6.A2" office:value-type="float" office:value="2">
            <text:p text:style-name="P21">2</text:p>
          </table:table-cell>
          <table:table-cell table:style-name="Table6.B2" office:value-type="string">
            <text:p text:style-name="P17">GND</text:p>
          </table:table-cell>
          <table:table-cell table:style-name="Table6.C2" office:value-type="string">
            <text:p text:style-name="P27">GND</text:p>
          </table:table-cell>
        </table:table-row>
        <table:table-row>
          <table:table-cell table:style-name="Table6.A2" office:value-type="float" office:value="3">
            <text:p text:style-name="P21">3</text:p>
          </table:table-cell>
          <table:table-cell table:style-name="Table6.B2" office:value-type="string">
            <text:p text:style-name="P17">SCL/ E_PORTD0</text:p>
          </table:table-cell>
          <table:table-cell table:style-name="Table6.C2" office:value-type="string">
            <text:p text:style-name="P27">P0.2</text:p>
          </table:table-cell>
        </table:table-row>
        <table:table-row>
          <table:table-cell table:style-name="Table6.A2" office:value-type="float" office:value="4">
            <text:p text:style-name="P21">4</text:p>
          </table:table-cell>
          <table:table-cell table:style-name="Table6.B2" office:value-type="string">
            <text:p text:style-name="P17">SDA/ E_PORTD1</text:p>
          </table:table-cell>
          <table:table-cell table:style-name="Table6.C2" office:value-type="string">
            <text:p text:style-name="P27">P0.3</text:p>
          </table:table-cell>
        </table:table-row>
        <table:table-row>
          <table:table-cell table:style-name="Table6.A2" office:value-type="float" office:value="5">
            <text:p text:style-name="P21">5</text:p>
          </table:table-cell>
          <table:table-cell table:style-name="Table6.B2" office:value-type="string">
            <text:p text:style-name="P17">RX/ E_PORTD2</text:p>
          </table:table-cell>
          <table:table-cell table:style-name="Table6.C6" office:value-type="string">
            <text:p text:style-name="P28">P0.9</text:p>
          </table:table-cell>
        </table:table-row>
        <table:table-row>
          <table:table-cell table:style-name="Table6.A2" office:value-type="float" office:value="6">
            <text:p text:style-name="P21">6</text:p>
          </table:table-cell>
          <table:table-cell table:style-name="Table6.B2" office:value-type="string">
            <text:p text:style-name="P17">TX/ E_PORTD3</text:p>
          </table:table-cell>
          <table:table-cell table:style-name="Table6.C6" office:value-type="string">
            <text:p text:style-name="P28">P0.8</text:p>
          </table:table-cell>
        </table:table-row>
        <table:table-row>
          <table:table-cell table:style-name="Table6.A2" office:value-type="float" office:value="7">
            <text:p text:style-name="P21">7</text:p>
          </table:table-cell>
          <table:table-cell table:style-name="Table6.B2" office:value-type="string">
            <text:p text:style-name="P17">INT0/ E_PORTD4</text:p>
          </table:table-cell>
          <table:table-cell table:style-name="Table6.C6" office:value-type="string">
            <text:p text:style-name="P27">P0.16</text:p>
          </table:table-cell>
        </table:table-row>
        <table:table-row>
          <table:table-cell table:style-name="Table6.A2" office:value-type="float" office:value="8">
            <text:p text:style-name="P21">8</text:p>
          </table:table-cell>
          <table:table-cell table:style-name="Table6.B2" office:value-type="string">
            <text:p text:style-name="P17">ICP/ E_PORTD5</text:p>
          </table:table-cell>
          <table:table-cell table:style-name="Table6.C6" office:value-type="string">
            <text:p text:style-name="P27">P0.11 </text:p>
          </table:table-cell>
        </table:table-row>
        <table:table-row>
          <table:table-cell table:style-name="Table6.A2" office:value-type="float" office:value="9">
            <text:p text:style-name="P21">9</text:p>
          </table:table-cell>
          <table:table-cell table:style-name="Table6.B2" office:value-type="string">
            <text:p text:style-name="P17">TIMER1/ E_PORTD6</text:p>
          </table:table-cell>
          <table:table-cell table:style-name="Table6.C10" office:value-type="string">
            <text:p text:style-name="P27">P0.12</text:p>
          </table:table-cell>
        </table:table-row>
        <table:table-row>
          <table:table-cell table:style-name="Table6.A2" office:value-type="float" office:value="10">
            <text:p text:style-name="P21">10</text:p>
          </table:table-cell>
          <table:table-cell table:style-name="Table6.B2" office:value-type="string">
            <text:p text:style-name="P17">TIMER2/ E_PORTD7</text:p>
          </table:table-cell>
          <table:table-cell table:style-name="Table6.C11" office:value-type="string">
            <text:p text:style-name="P27">P0.13 </text:p>
          </table:table-cell>
        </table:table-row>
      </table:table>
      <text:p text:style-name="P17"/>
      <text:p text:style-name="P13">Lower Right connector <text:s/>: Analog Input</text:p>
      <text:p text:style-name="P13">Connector <text:s/>1x 10 pins <text:s/>Male</text:p>
      <text:p text:style-name="P13">Part number : <text:s/>2211R-10G-LP-F1</text:p>
      <text:p text:style-name="P13">Spec files <text:s text:c="4"/>: For LPC2138 <text:s/>(ARM7)</text:p>
      <text:p text:style-name="P17"><text:tab/><text:tab/><text:tab/></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5">Port</text:p>
            </table:table-cell>
            <table:table-cell table:style-name="Table7.A1" office:value-type="string">
              <text:p text:style-name="P20">E_port Name</text:p>
            </table:table-cell>
            <table:table-cell table:style-name="Table7.C1" office:value-type="string">
              <text:p text:style-name="P15">LPC2138 <text:s/>(ARM7)</text:p>
            </table:table-cell>
          </table:table-row>
        </table:table-header-rows>
        <table:table-row>
          <table:table-cell table:style-name="Table7.A2" office:value-type="float" office:value="1">
            <text:p text:style-name="P21">1</text:p>
          </table:table-cell>
          <table:table-cell table:style-name="Table7.B2" office:value-type="string">
            <text:p text:style-name="P17"><text:s/>Exint2/ ADC <text:s/>(AVCC for Mega)</text:p>
          </table:table-cell>
          <table:table-cell table:style-name="Table7.C2" office:value-type="string">
            <text:p text:style-name="P29">P0.15</text:p>
          </table:table-cell>
        </table:table-row>
        <table:table-row>
          <table:table-cell table:style-name="Table7.A2" office:value-type="float" office:value="2">
            <text:p text:style-name="P21">2</text:p>
          </table:table-cell>
          <table:table-cell table:style-name="Table7.B2" office:value-type="string">
            <text:p text:style-name="P17"><text:s/>D/A <text:s text:c="2"/>(AREF for Mega)</text:p>
          </table:table-cell>
          <table:table-cell table:style-name="Table7.C2" office:value-type="string">
            <text:p text:style-name="P30">P0.25</text:p>
          </table:table-cell>
        </table:table-row>
        <table:table-row>
          <table:table-cell table:style-name="Table7.A2" office:value-type="float" office:value="3">
            <text:p text:style-name="P21">3</text:p>
          </table:table-cell>
          <table:table-cell table:style-name="Table7.B2" office:value-type="string">
            <text:p text:style-name="P17">ADC_1/E_PORTC0</text:p>
          </table:table-cell>
          <table:table-cell table:style-name="Table7.C2" office:value-type="string">
            <text:p text:style-name="P30">P0.27</text:p>
          </table:table-cell>
        </table:table-row>
        <table:table-row>
          <table:table-cell table:style-name="Table7.A2" office:value-type="float" office:value="4">
            <text:p text:style-name="P21">4</text:p>
          </table:table-cell>
          <table:table-cell table:style-name="Table7.B2" office:value-type="string">
            <text:p text:style-name="P17">ADC_2/E_PORTC1</text:p>
          </table:table-cell>
          <table:table-cell table:style-name="Table7.C2" office:value-type="string">
            <text:p text:style-name="P30">P0.28</text:p>
          </table:table-cell>
        </table:table-row>
        <table:table-row>
          <table:table-cell table:style-name="Table7.A2" office:value-type="float" office:value="5">
            <text:p text:style-name="P21">5</text:p>
          </table:table-cell>
          <table:table-cell table:style-name="Table7.B2" office:value-type="string">
            <text:p text:style-name="P17">ADC_3/E_PORTC2</text:p>
          </table:table-cell>
          <table:table-cell table:style-name="Table7.C2" office:value-type="string">
            <text:p text:style-name="P30">P0.29</text:p>
          </table:table-cell>
        </table:table-row>
        <table:table-row>
          <table:table-cell table:style-name="Table7.A2" office:value-type="float" office:value="6">
            <text:p text:style-name="P21">6</text:p>
          </table:table-cell>
          <table:table-cell table:style-name="Table7.B2" office:value-type="string">
            <text:p text:style-name="P17">ADC_4/E_PORTC3</text:p>
          </table:table-cell>
          <table:table-cell table:style-name="Table7.C2" office:value-type="string">
            <text:p text:style-name="P30">P0.30</text:p>
          </table:table-cell>
        </table:table-row>
        <table:table-row>
          <table:table-cell table:style-name="Table7.A2" office:value-type="float" office:value="7">
            <text:p text:style-name="P21">7</text:p>
          </table:table-cell>
          <table:table-cell table:style-name="Table7.B2" office:value-type="string">
            <text:p text:style-name="P17">ADC_5/E_PORTC4</text:p>
          </table:table-cell>
          <table:table-cell table:style-name="Table7.C2" office:value-type="string">
            <text:p text:style-name="P30">P0.26</text:p>
          </table:table-cell>
        </table:table-row>
        <table:table-row>
          <table:table-cell table:style-name="Table7.A2" office:value-type="float" office:value="8">
            <text:p text:style-name="P21">8</text:p>
          </table:table-cell>
          <table:table-cell table:style-name="Table7.B2" office:value-type="string">
            <text:p text:style-name="P17">ADC_6/E_PORTC5</text:p>
          </table:table-cell>
          <table:table-cell table:style-name="Table7.C2" office:value-type="string">
            <text:p text:style-name="P30">P0.4</text:p>
          </table:table-cell>
        </table:table-row>
        <table:table-row>
          <table:table-cell table:style-name="Table7.A2" office:value-type="float" office:value="9">
            <text:p text:style-name="P21">9</text:p>
          </table:table-cell>
          <table:table-cell table:style-name="Table7.B2" office:value-type="string">
            <text:p text:style-name="P17">ADC_7/E_PORTC6</text:p>
          </table:table-cell>
          <table:table-cell table:style-name="Table7.C10" office:value-type="string">
            <text:p text:style-name="P30">P0.5</text:p>
          </table:table-cell>
        </table:table-row>
        <table:table-row>
          <table:table-cell table:style-name="Table7.A2" office:value-type="float" office:value="10">
            <text:p text:style-name="P21">10</text:p>
          </table:table-cell>
          <table:table-cell table:style-name="Table7.B2" office:value-type="string">
            <text:p text:style-name="P17">ADC_8/E_PORTC7</text:p>
          </table:table-cell>
          <table:table-cell table:style-name="Table7.C10" office:value-type="string">
            <text:p text:style-name="P30">P0.6</text:p>
          </table:table-cell>
        </table:table-row>
      </table:table>
      <text:p text:style-name="P17"/>
      <text:p text:style-name="P13"><text:s/></text:p>
      <text:p text:style-name="P13"/>
      <text:p text:style-name="P13">Upper Left connector : Digital O/P <text:s/>/ SPI</text:p>
      <text:p text:style-name="P13">Connector <text:s/>1x 10 pins <text:s/>Male</text:p>
      <text:p text:style-name="P13">Part number : <text:s/>2211R-10G-LP-F1</text:p>
      <text:p text:style-name="P13">Spec files <text:s text:c="4"/>: <text:s text:c="2"/>For LPC2138 <text:s/>(ARM7)</text:p>
      <text:p text:style-name="P17"><text:tab/><text:tab/><text:tab/></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5">Port</text:p>
            </table:table-cell>
            <table:table-cell table:style-name="Table8.A1" office:value-type="string">
              <text:p text:style-name="P20">E_port Name</text:p>
            </table:table-cell>
            <table:table-cell table:style-name="Table8.C1" office:value-type="string">
              <text:p text:style-name="P15">LPC2138 <text:s/>(ARM7)</text:p>
            </table:table-cell>
          </table:table-row>
        </table:table-header-rows>
        <table:table-row>
          <table:table-cell table:style-name="Table8.A2" office:value-type="float" office:value="1">
            <text:p text:style-name="P21">1</text:p>
          </table:table-cell>
          <table:table-cell table:style-name="Table8.B2" office:value-type="string">
            <text:p text:style-name="P17">VCC <text:s/>(5V)</text:p>
          </table:table-cell>
          <table:table-cell table:style-name="Table8.C2" office:value-type="string">
            <text:p text:style-name="P31">Not use <text:s text:c="2"/>( use <text:s/>3.3 V) *</text:p>
          </table:table-cell>
        </table:table-row>
        <table:table-row>
          <table:table-cell table:style-name="Table8.A2" office:value-type="float" office:value="2">
            <text:p text:style-name="P21">2</text:p>
          </table:table-cell>
          <table:table-cell table:style-name="Table8.B2" office:value-type="string">
            <text:p text:style-name="P17">GND</text:p>
          </table:table-cell>
          <table:table-cell table:style-name="Table8.C2" office:value-type="string">
            <text:p text:style-name="P31">GND</text:p>
          </table:table-cell>
        </table:table-row>
        <table:table-row>
          <table:table-cell table:style-name="Table8.A2" office:value-type="float" office:value="3">
            <text:p text:style-name="P21">3</text:p>
          </table:table-cell>
          <table:table-cell table:style-name="Table8.B2" office:value-type="string">
            <text:p text:style-name="P17">E_PORTA0</text:p>
          </table:table-cell>
          <table:table-cell table:style-name="Table8.C2" office:value-type="string">
            <text:p text:style-name="P31">P1.23</text:p>
          </table:table-cell>
        </table:table-row>
        <table:table-row>
          <table:table-cell table:style-name="Table8.A2" office:value-type="float" office:value="4">
            <text:p text:style-name="P21">4</text:p>
          </table:table-cell>
          <table:table-cell table:style-name="Table8.B2" office:value-type="string">
            <text:p text:style-name="P17">E_PORTA1</text:p>
          </table:table-cell>
          <table:table-cell table:style-name="Table8.C2" office:value-type="string">
            <text:p text:style-name="P31">P0.31</text:p>
          </table:table-cell>
        </table:table-row>
        <table:table-row>
          <table:table-cell table:style-name="Table8.A2" office:value-type="float" office:value="5">
            <text:p text:style-name="P21">5</text:p>
          </table:table-cell>
          <table:table-cell table:style-name="Table8.B2" office:value-type="string">
            <text:p text:style-name="P17">E_PORTA2</text:p>
          </table:table-cell>
          <table:table-cell table:style-name="Table8.C2" office:value-type="string">
            <text:p text:style-name="P31">P0.23</text:p>
          </table:table-cell>
        </table:table-row>
        <table:table-row>
          <table:table-cell table:style-name="Table8.A2" office:value-type="float" office:value="6">
            <text:p text:style-name="P21">6</text:p>
          </table:table-cell>
          <table:table-cell table:style-name="Table8.B2" office:value-type="string">
            <text:p text:style-name="P17">E_PORTA3</text:p>
          </table:table-cell>
          <table:table-cell table:style-name="Table8.C7" office:value-type="string">
            <text:p text:style-name="P31">P0.21</text:p>
          </table:table-cell>
        </table:table-row>
        <table:table-row>
          <table:table-cell table:style-name="Table8.A2" office:value-type="float" office:value="7">
            <text:p text:style-name="P21">7</text:p>
          </table:table-cell>
          <table:table-cell table:style-name="Table8.B2" office:value-type="string">
            <text:p text:style-name="P17">E_PORTA4 /SS</text:p>
          </table:table-cell>
          <table:table-cell table:style-name="Table8.C2" office:value-type="string">
            <text:p text:style-name="P31">P0.20</text:p>
          </table:table-cell>
        </table:table-row>
        <table:table-row>
          <table:table-cell table:style-name="Table8.A2" office:value-type="float" office:value="8">
            <text:p text:style-name="P21">8</text:p>
          </table:table-cell>
          <table:table-cell table:style-name="Table8.B2" office:value-type="string">
            <text:p text:style-name="P17">E_PORTA5/MOSI</text:p>
          </table:table-cell>
          <table:table-cell table:style-name="Table8.C2" office:value-type="string">
            <text:p text:style-name="P31">P0.19</text:p>
          </table:table-cell>
        </table:table-row>
        <table:table-row>
          <table:table-cell table:style-name="Table8.A2" office:value-type="float" office:value="9">
            <text:p text:style-name="P21">9</text:p>
          </table:table-cell>
          <table:table-cell table:style-name="Table8.B2" office:value-type="string">
            <text:p text:style-name="P17">E_PORTA6/ MISO</text:p>
          </table:table-cell>
          <table:table-cell table:style-name="Table8.C10" office:value-type="string">
            <text:p text:style-name="P31">P0.18</text:p>
          </table:table-cell>
        </table:table-row>
        <table:table-row table:style-name="Table8.11">
          <table:table-cell table:style-name="Table8.A2" office:value-type="float" office:value="10">
            <text:p text:style-name="P21">10</text:p>
          </table:table-cell>
          <table:table-cell table:style-name="Table8.B2" office:value-type="string">
            <text:p text:style-name="P17">E_PORTA7/SCK</text:p>
          </table:table-cell>
          <table:table-cell table:style-name="Table8.C11" office:value-type="string">
            <text:p text:style-name="P32">P0.17</text:p>
          </table:table-cell>
        </table:table-row>
      </table:table>
      <text:p text:style-name="P17"/>
      <text:p text:style-name="P17"/>
      <text:p text:style-name="P13">Lower Left connector : Digital I/P</text:p>
      <text:p text:style-name="P13">Connector <text:s/>1x 10 pins <text:s/>Male</text:p>
      <text:p text:style-name="P13">Part number : <text:s/>2211R-10G-LP-F1</text:p>
      <text:p text:style-name="P13">Spec files <text:s text:c="4"/>: <text:s/>For LPC2138 <text:s/>(ARM7)</text:p>
      <text:p text:style-name="P17"><text:tab/><text:tab/><text:tab/></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5">Port</text:p>
            </table:table-cell>
            <table:table-cell table:style-name="Table9.A1" office:value-type="string">
              <text:p text:style-name="P20">E_port Name</text:p>
            </table:table-cell>
            <table:table-cell table:style-name="Table9.C1" office:value-type="string">
              <text:p text:style-name="P20"><text:span text:style-name="T3">LPC2138 <text:s/>(ARM7)</text:span> </text:p>
            </table:table-cell>
          </table:table-row>
        </table:table-header-rows>
        <table:table-row>
          <table:table-cell table:style-name="Table9.A2" office:value-type="float" office:value="1">
            <text:p text:style-name="P21">1</text:p>
          </table:table-cell>
          <table:table-cell table:style-name="Table9.B2" office:value-type="string">
            <text:p text:style-name="P17">TIMER0</text:p>
          </table:table-cell>
          <table:table-cell table:style-name="Table9.C2" office:value-type="string">
            <text:p text:style-name="P33">P0.22 </text:p>
          </table:table-cell>
        </table:table-row>
        <table:table-row>
          <table:table-cell table:style-name="Table9.A2" office:value-type="float" office:value="2">
            <text:p text:style-name="P21">2</text:p>
          </table:table-cell>
          <table:table-cell table:style-name="Table9.B2" office:value-type="string">
            <text:p text:style-name="P17">INT1</text:p>
          </table:table-cell>
          <table:table-cell table:style-name="Table9.C2" office:value-type="string">
            <text:p text:style-name="P33">P0.14</text:p>
          </table:table-cell>
        </table:table-row>
        <table:table-row>
          <table:table-cell table:style-name="Table9.A2" office:value-type="float" office:value="3">
            <text:p text:style-name="P21">3</text:p>
          </table:table-cell>
          <table:table-cell table:style-name="Table9.B2" office:value-type="string">
            <text:p text:style-name="P17">E_PORTB0</text:p>
          </table:table-cell>
          <table:table-cell table:style-name="Table9.C2" office:value-type="string">
            <text:p text:style-name="P33">P1.16</text:p>
          </table:table-cell>
        </table:table-row>
        <table:table-row>
          <table:table-cell table:style-name="Table9.A2" office:value-type="float" office:value="4">
            <text:p text:style-name="P21">4</text:p>
          </table:table-cell>
          <table:table-cell table:style-name="Table9.B2" office:value-type="string">
            <text:p text:style-name="P17">E_PORTB1</text:p>
          </table:table-cell>
          <table:table-cell table:style-name="Table9.C2" office:value-type="string">
            <text:p text:style-name="P33">P1.17</text:p>
          </table:table-cell>
        </table:table-row>
        <table:table-row>
          <table:table-cell table:style-name="Table9.A2" office:value-type="float" office:value="5">
            <text:p text:style-name="P21">5</text:p>
          </table:table-cell>
          <table:table-cell table:style-name="Table9.B2" office:value-type="string">
            <text:p text:style-name="P17">E_PORTB2</text:p>
          </table:table-cell>
          <table:table-cell table:style-name="Table9.C2" office:value-type="string">
            <text:p text:style-name="P33">P1.18</text:p>
          </table:table-cell>
        </table:table-row>
        <table:table-row>
          <table:table-cell table:style-name="Table9.A2" office:value-type="float" office:value="6">
            <text:p text:style-name="P21">6</text:p>
          </table:table-cell>
          <table:table-cell table:style-name="Table9.B2" office:value-type="string">
            <text:p text:style-name="P17">E_PORTB3</text:p>
          </table:table-cell>
          <table:table-cell table:style-name="Table9.C2" office:value-type="string">
            <text:p text:style-name="P33">P1.19</text:p>
          </table:table-cell>
        </table:table-row>
        <table:table-row>
          <table:table-cell table:style-name="Table9.A2" office:value-type="float" office:value="7">
            <text:p text:style-name="P21">7</text:p>
          </table:table-cell>
          <table:table-cell table:style-name="Table9.B2" office:value-type="string">
            <text:p text:style-name="P17">E_PORTB4</text:p>
          </table:table-cell>
          <table:table-cell table:style-name="Table9.C2" office:value-type="string">
            <text:p text:style-name="P33">P1.20</text:p>
          </table:table-cell>
        </table:table-row>
        <table:table-row>
          <table:table-cell table:style-name="Table9.A2" office:value-type="float" office:value="8">
            <text:p text:style-name="P21">8</text:p>
          </table:table-cell>
          <table:table-cell table:style-name="Table9.B2" office:value-type="string">
            <text:p text:style-name="P17">E_PORTB5</text:p>
          </table:table-cell>
          <table:table-cell table:style-name="Table9.C2" office:value-type="string">
            <text:p text:style-name="P33">P1.21</text:p>
          </table:table-cell>
        </table:table-row>
        <table:table-row>
          <table:table-cell table:style-name="Table9.A2" office:value-type="float" office:value="9">
            <text:p text:style-name="P21">9</text:p>
          </table:table-cell>
          <table:table-cell table:style-name="Table9.B2" office:value-type="string">
            <text:p text:style-name="P17">E_PORTB6</text:p>
          </table:table-cell>
          <table:table-cell table:style-name="Table9.C10" office:value-type="string">
            <text:p text:style-name="P33">P1.22</text:p>
          </table:table-cell>
        </table:table-row>
        <table:table-row>
          <table:table-cell table:style-name="Table9.A2" office:value-type="float" office:value="10">
            <text:p text:style-name="P21">10</text:p>
          </table:table-cell>
          <table:table-cell table:style-name="Table9.B2" office:value-type="string">
            <text:p text:style-name="P17">E_PORTB7/ICP</text:p>
          </table:table-cell>
          <table:table-cell table:style-name="Table9.C10" office:value-type="string">
            <text:p text:style-name="P33">P0.10</text:p>
          </table:table-cell>
        </table:table-row>
      </table:table>
      <text:p text:style-name="P17"/>
      <text:p text:style-name="P13"/>
      <text:p text:style-name="P17"/>
      <text:p text:style-name="P13">Center Left connector : Vcc</text:p>
      <text:p text:style-name="P13">Connector <text:s/>1x 2 pins <text:s/>Male</text:p>
      <text:p text:style-name="P13">Part number : <text:s/></text:p>
      <text:p text:style-name="P13">Spec files <text:s text:c="4"/>: <text:s/>For LPC2138 <text:s/>(ARM7)</text:p>
      <text:p text:style-name="P17"><text:tab/><text:tab/><text:tab/></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5">Port</text:p>
            </table:table-cell>
            <table:table-cell table:style-name="Table11.A1" office:value-type="string">
              <text:p text:style-name="P20">E_port Name</text:p>
            </table:table-cell>
            <table:table-cell table:style-name="Table11.C1" office:value-type="string">
              <text:p text:style-name="P20"><text:span text:style-name="T3">LPC2138 <text:s/>(ARM7)</text:span> </text:p>
            </table:table-cell>
          </table:table-row>
        </table:table-header-rows>
        <table:table-row>
          <table:table-cell table:style-name="Table11.A2" office:value-type="float" office:value="1">
            <text:p text:style-name="P21">1</text:p>
          </table:table-cell>
          <table:table-cell table:style-name="Table11.B2" office:value-type="string">
            <text:p text:style-name="P17">Vcc 3.3</text:p>
          </table:table-cell>
          <table:table-cell table:style-name="Table11.C2" office:value-type="string">
            <text:p text:style-name="P34">Vdd</text:p>
          </table:table-cell>
        </table:table-row>
        <table:table-row>
          <table:table-cell table:style-name="Table11.A2" office:value-type="float" office:value="2">
            <text:p text:style-name="P21">2</text:p>
          </table:table-cell>
          <table:table-cell table:style-name="Table11.B2" office:value-type="string">
            <text:p text:style-name="P17">GND </text:p>
          </table:table-cell>
          <table:table-cell table:style-name="Table11.C2" office:value-type="string">
            <text:p text:style-name="P34">Gnd</text:p>
          </table:table-cell>
        </table:table-row>
      </table:table>
      <text:p text:style-name="P17"/>
      <text:p text:style-name="P17"/>
      <text:p text:style-name="P13">Center right <text:s/>connector : Vcc</text:p>
      <text:p text:style-name="P13">Connector <text:s/>1x2 pins <text:s/>Male</text:p>
      <text:p text:style-name="P13">Part number : <text:s text:c="2"/></text:p>
      <text:p text:style-name="P13">Spec files <text:s text:c="4"/>: <text:s/>For LPC2138 <text:s/>(ARM7)</text:p>
      <text:p text:style-name="P17"><text:tab/><text:tab/><text:tab/></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Port</text:p>
            </table:table-cell>
            <table:table-cell table:style-name="Table12.A1" office:value-type="string">
              <text:p text:style-name="P20">E_port Name</text:p>
            </table:table-cell>
            <table:table-cell table:style-name="Table12.C1" office:value-type="string">
              <text:p text:style-name="P20"><text:span text:style-name="T3">LPC2138 <text:s/>(ARM7)</text:span> </text:p>
            </table:table-cell>
          </table:table-row>
        </table:table-header-rows>
        <table:table-row>
          <table:table-cell table:style-name="Table12.A2" office:value-type="float" office:value="1">
            <text:p text:style-name="P21">1</text:p>
          </table:table-cell>
          <table:table-cell table:style-name="Table12.B2" office:value-type="string">
            <text:p text:style-name="P17">Vcc 3.3</text:p>
          </table:table-cell>
          <table:table-cell table:style-name="Table12.C2" office:value-type="string">
            <text:p text:style-name="P34">Vdd</text:p>
          </table:table-cell>
        </table:table-row>
        <table:table-row>
          <table:table-cell table:style-name="Table12.A2" office:value-type="float" office:value="2">
            <text:p text:style-name="P21">2</text:p>
          </table:table-cell>
          <table:table-cell table:style-name="Table12.B2" office:value-type="string">
            <text:p text:style-name="P17">GND </text:p>
          </table:table-cell>
          <table:table-cell table:style-name="Table12.C2" office:value-type="string">
            <text:p text:style-name="P34">Gnd</text:p>
          </table:table-cell>
        </table:table-row>
      </table:table>
      <text:p text:style-name="P17"/>
      <text:p text:style-name="P13">JTAG</text:p>
      <text:p text:style-name="P13">Connector <text:s/>2x 10 pins <text:s/>Male</text:p>
      <text:p text:style-name="P13">Part number : </text:p>
      <text:p text:style-name="P13">Spec files <text:s text:c="4"/>: <text:s/>For LPC2138 <text:s/>(ARM7)</text:p>
      <text:p text:style-name="P17"/>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5">Pin</text:p>
            </table:table-cell>
            <table:table-cell table:style-name="Table10.A1" office:value-type="string">
              <text:p text:style-name="P20">Signal</text:p>
            </table:table-cell>
            <table:table-cell table:style-name="Table10.C1" office:value-type="string">
              <text:p text:style-name="P20"><text:span text:style-name="T3">LPC2138 <text:s/>(ARM7)</text:span> </text:p>
            </table:table-cell>
          </table:table-row>
        </table:table-header-rows>
        <table:table-row>
          <table:table-cell table:style-name="Table10.A2" office:value-type="float" office:value="1">
            <text:p text:style-name="P21">1</text:p>
          </table:table-cell>
          <table:table-cell table:style-name="Table10.B2" office:value-type="string">
            <text:p text:style-name="P17">3V3</text:p>
          </table:table-cell>
          <table:table-cell table:style-name="Table10.C2" office:value-type="string">
            <text:p text:style-name="P35">3V3</text:p>
          </table:table-cell>
        </table:table-row>
        <table:table-row>
          <table:table-cell table:style-name="Table10.A2" office:value-type="float" office:value="2">
            <text:p text:style-name="P21">2</text:p>
          </table:table-cell>
          <table:table-cell table:style-name="Table10.B2" office:value-type="string">
            <text:p text:style-name="P17">3V3</text:p>
          </table:table-cell>
          <table:table-cell table:style-name="Table10.C2" office:value-type="string">
            <text:p text:style-name="P35">3V3</text:p>
          </table:table-cell>
        </table:table-row>
        <table:table-row>
          <table:table-cell table:style-name="Table10.A2" office:value-type="float" office:value="3">
            <text:p text:style-name="P21">3</text:p>
          </table:table-cell>
          <table:table-cell table:style-name="Table10.B2" office:value-type="string">
            <text:p text:style-name="P17">nTRST</text:p>
          </table:table-cell>
          <table:table-cell table:style-name="Table10.C2" office:value-type="string">
            <text:p text:style-name="P35">P1.31</text:p>
          </table:table-cell>
        </table:table-row>
        <table:table-row>
          <table:table-cell table:style-name="Table10.A2" office:value-type="float" office:value="4">
            <text:p text:style-name="P21">4</text:p>
          </table:table-cell>
          <table:table-cell table:style-name="Table10.B2" office:value-type="string">
            <text:p text:style-name="P17">Gnd</text:p>
          </table:table-cell>
          <table:table-cell table:style-name="Table10.C2" office:value-type="string">
            <text:p text:style-name="P35">Gnd</text:p>
          </table:table-cell>
        </table:table-row>
        <table:table-row>
          <table:table-cell table:style-name="Table10.A2" office:value-type="float" office:value="5">
            <text:p text:style-name="P21">5</text:p>
          </table:table-cell>
          <table:table-cell table:style-name="Table10.B2" office:value-type="string">
            <text:p text:style-name="P17">TDI</text:p>
          </table:table-cell>
          <table:table-cell table:style-name="Table10.C2" office:value-type="string">
            <text:p text:style-name="P35">P1.28</text:p>
          </table:table-cell>
        </table:table-row>
        <table:table-row>
          <table:table-cell table:style-name="Table10.A2" office:value-type="float" office:value="6">
            <text:p text:style-name="P21">6</text:p>
          </table:table-cell>
          <table:table-cell table:style-name="Table10.B2" office:value-type="string">
            <text:p text:style-name="P17">Gnd</text:p>
          </table:table-cell>
          <table:table-cell table:style-name="Table10.C2" office:value-type="string">
            <text:p text:style-name="P35">Gnd</text:p>
          </table:table-cell>
        </table:table-row>
        <table:table-row>
          <table:table-cell table:style-name="Table10.A2" office:value-type="float" office:value="7">
            <text:p text:style-name="P21">7</text:p>
          </table:table-cell>
          <table:table-cell table:style-name="Table10.B2" office:value-type="string">
            <text:p text:style-name="P17">TMS</text:p>
          </table:table-cell>
          <table:table-cell table:style-name="Table10.C2" office:value-type="string">
            <text:p text:style-name="P35">P1.30</text:p>
          </table:table-cell>
        </table:table-row>
        <table:table-row>
          <table:table-cell table:style-name="Table10.A2" office:value-type="float" office:value="8">
            <text:p text:style-name="P21">8</text:p>
          </table:table-cell>
          <table:table-cell table:style-name="Table10.B2" office:value-type="string">
            <text:p text:style-name="P17">Gnd</text:p>
          </table:table-cell>
          <table:table-cell table:style-name="Table10.C2" office:value-type="string">
            <text:p text:style-name="P35">Gnd</text:p>
          </table:table-cell>
        </table:table-row>
        <table:table-row>
          <table:table-cell table:style-name="Table10.A2" office:value-type="float" office:value="9">
            <text:p text:style-name="P21">9</text:p>
          </table:table-cell>
          <table:table-cell table:style-name="Table10.B2" office:value-type="string">
            <text:p text:style-name="P17">TCK</text:p>
          </table:table-cell>
          <table:table-cell table:style-name="Table10.C10" office:value-type="string">
            <text:p text:style-name="P35">P1.29</text:p>
          </table:table-cell>
        </table:table-row>
        <table:table-row>
          <table:table-cell table:style-name="Table10.A2" office:value-type="float" office:value="10">
            <text:p text:style-name="P21">10</text:p>
          </table:table-cell>
          <table:table-cell table:style-name="Table10.B2" office:value-type="string">
            <text:p text:style-name="P17">Gnd </text:p>
          </table:table-cell>
          <table:table-cell table:style-name="Table10.C10" office:value-type="string">
            <text:p text:style-name="P35">Gnd </text:p>
          </table:table-cell>
        </table:table-row>
        <table:table-row>
          <table:table-cell table:style-name="Table10.A12" office:value-type="string">
            <text:p text:style-name="P21">11</text:p>
          </table:table-cell>
          <table:table-cell table:style-name="Table10.B2" office:value-type="string">
            <text:p text:style-name="P17">RTCK</text:p>
          </table:table-cell>
          <table:table-cell table:style-name="Table10.C10" office:value-type="string">
            <text:p text:style-name="P35">P1.26</text:p>
          </table:table-cell>
        </table:table-row>
        <table:table-row>
          <table:table-cell table:style-name="Table10.A12" office:value-type="string">
            <text:p text:style-name="P21">12</text:p>
          </table:table-cell>
          <table:table-cell table:style-name="Table10.B2" office:value-type="string">
            <text:p text:style-name="P17">Gnd</text:p>
          </table:table-cell>
          <table:table-cell table:style-name="Table10.C10" office:value-type="string">
            <text:p text:style-name="P35">Gnd</text:p>
          </table:table-cell>
        </table:table-row>
        <table:table-row>
          <table:table-cell table:style-name="Table10.A12" office:value-type="string">
            <text:p text:style-name="P21">13</text:p>
          </table:table-cell>
          <table:table-cell table:style-name="Table10.B2" office:value-type="string">
            <text:p text:style-name="P17">TDO</text:p>
          </table:table-cell>
          <table:table-cell table:style-name="Table10.C10" office:value-type="string">
            <text:p text:style-name="P35">P1.27</text:p>
          </table:table-cell>
        </table:table-row>
        <table:table-row>
          <table:table-cell table:style-name="Table10.A12" office:value-type="string">
            <text:p text:style-name="P21">14</text:p>
          </table:table-cell>
          <table:table-cell table:style-name="Table10.B2" office:value-type="string">
            <text:p text:style-name="P17">Gnd</text:p>
          </table:table-cell>
          <table:table-cell table:style-name="Table10.C10" office:value-type="string">
            <text:p text:style-name="P35">Gnd</text:p>
          </table:table-cell>
        </table:table-row>
        <table:table-row>
          <table:table-cell table:style-name="Table10.A12" office:value-type="string">
            <text:p text:style-name="P21">15</text:p>
          </table:table-cell>
          <table:table-cell table:style-name="Table10.B2" office:value-type="string">
            <text:p text:style-name="P17">RST#</text:p>
          </table:table-cell>
          <table:table-cell table:style-name="Table10.C10" office:value-type="string">
            <text:p text:style-name="P35">RST#</text:p>
          </table:table-cell>
        </table:table-row>
        <table:table-row>
          <table:table-cell table:style-name="Table10.A12" office:value-type="string">
            <text:p text:style-name="P21">16</text:p>
          </table:table-cell>
          <table:table-cell table:style-name="Table10.B2" office:value-type="string">
            <text:p text:style-name="P17">Gnd</text:p>
          </table:table-cell>
          <table:table-cell table:style-name="Table10.C10" office:value-type="string">
            <text:p text:style-name="P35">Gnd</text:p>
          </table:table-cell>
        </table:table-row>
        <table:table-row>
          <table:table-cell table:style-name="Table10.A12" office:value-type="string">
            <text:p text:style-name="P21">17</text:p>
          </table:table-cell>
          <table:table-cell table:style-name="Table10.B2" office:value-type="string">
            <text:p text:style-name="P17">NC</text:p>
          </table:table-cell>
          <table:table-cell table:style-name="Table10.C10" office:value-type="string">
            <text:p text:style-name="P35">NC</text:p>
          </table:table-cell>
        </table:table-row>
        <table:table-row>
          <table:table-cell table:style-name="Table10.A12" office:value-type="string">
            <text:p text:style-name="P21">18</text:p>
          </table:table-cell>
          <table:table-cell table:style-name="Table10.B2" office:value-type="string">
            <text:p text:style-name="P17">Gnd</text:p>
          </table:table-cell>
          <table:table-cell table:style-name="Table10.C10" office:value-type="string">
            <text:p text:style-name="P35">Gnd</text:p>
          </table:table-cell>
        </table:table-row>
        <table:table-row>
          <table:table-cell table:style-name="Table10.A12" office:value-type="string">
            <text:p text:style-name="P21">19</text:p>
          </table:table-cell>
          <table:table-cell table:style-name="Table10.B2" office:value-type="string">
            <text:p text:style-name="P17">NC</text:p>
          </table:table-cell>
          <table:table-cell table:style-name="Table10.C10" office:value-type="string">
            <text:p text:style-name="P35">NC</text:p>
          </table:table-cell>
        </table:table-row>
        <table:table-row>
          <table:table-cell table:style-name="Table10.A12" office:value-type="string">
            <text:p text:style-name="P21">20</text:p>
          </table:table-cell>
          <table:table-cell table:style-name="Table10.B2" office:value-type="string">
            <text:p text:style-name="P17">Gnd</text:p>
          </table:table-cell>
          <table:table-cell table:style-name="Table10.C10" office:value-type="string">
            <text:p text:style-name="P35">Gnd</text:p>
          </table:table-cell>
        </table:table-row>
      </table:table>
      <text:p text:style-name="P17"><text:tab/><text:tab/></text:p>
      <text:p text:style-name="P13">Note </text:p>
      <text:list text:style-name="L4">
        <text:list-item>
          <text:p text:style-name="P36">LPC2138 use 3.3 not 5.0 V <text:s/>The power for 3.3 is extra socket between upper and lower connectors on both side</text:p>
        </text:list-item>
      </text:list>
      <text:p text:style-name="P17"/>
      <text:h text:style-name="Heading_20_1" text:outline-level="1">Future expand</text:h>
      <text:p text:style-name="P17">E-block can expandable to 80 pins by connecting <text:s/>2 standard size boards <text:s/>in vertical this make up all I/O become 80 pins. <text:s text:c="2"/>Because of this topology. We can still use <text:s/>old moudles for <text:s/>40 pins CPU</text:p>
      <text:p text:style-name="P17"/>
      <text:p text:style-name="P37"/>
      <text:p text:style-name="P38">Software Specification</text:p>
      <text:p text:style-name="P13"/>
      <text:p text:style-name="P13"/>
      <text:p text:style-name="P13">Include file template <text:s/>(modify for doxygen)</text:p>
      <text:p text:style-name="P17"/>
      <text:p text:style-name="P39"><text:s/></text:p>
      <text:p text:style-name="P17"/>
      <text:p text:style-name="P17"><text:s/>Include file for <text:tab/><text:tab/><text:tab/>XXXX.c</text:p>
      <text:p text:style-name="P17"><text:s/>Description<text:tab/><text:tab/> <text:s text:c="8"/><text:tab/> File Description</text:p>
      <text:p text:style-name="P17"><text:s/>Written by <text:tab/><text:tab/><text:tab/>Name &amp; Email</text:p>
      <text:p text:style-name="P17"><text:s/>Date<text:tab/><text:tab/><text:tab/><text:tab/>DD/MM/20XX</text:p>
      <text:p text:style-name="P17"><text:s/></text:p>
      <text:p text:style-name="P17"><text:s/>Summary for include files</text:p>
      <text:p text:style-name="P17"><text:s/>-------------------------</text:p>
      <text:p text:style-name="P17"><text:s/>Constant variable<text:tab/><text:tab/><text:tab/>X</text:p>
      <text:p text:style-name="P17"><text:s/>Function prototype<text:tab/><text:tab/><text:tab/>-</text:p>
      <text:p text:style-name="P17"/>
      <text:p text:style-name="P17">(move to matrix <text:s/>more calculate)</text:p>
      <text:p text:style-name="P17"><text:s/>Memory<text:tab/>FLASH<text:tab/><text:tab/><text:tab/>XXX Program Size</text:p>
      <text:p text:style-name="P17"><text:tab/><text:tab/>RAM<text:tab/><text:tab/><text:tab/>XXX</text:p>
      <text:p text:style-name="P17"><text:tab/><text:tab/>EEPROM<text:tab/><text:tab/>XXX</text:p>
      <text:p text:style-name="P17"><text:s/></text:p>
      <text:p text:style-name="P17">X <text:s/>= <text:s/>Defined</text:p>
      <text:p text:style-name="P17">- <text:s text:c="2"/>= <text:s/>Not Defined </text:p>
      <text:p text:style-name="P17"><text:s/></text:p>
      <text:p text:style-name="P17"><text:s/>Update History</text:p>
      <text:p text:style-name="P17"><text:s/></text:p>
      <text:p text:style-name="P17"><text:s/>Date<text:tab/><text:tab/><text:tab/>By <text:tab/><text:tab/><text:tab/><text:tab/><text:tab/>Comments</text:p>
      <text:p text:style-name="P17"><text:s/>----<text:tab/><text:tab/><text:tab/>--<text:tab/><text:tab/><text:tab/><text:tab/><text:tab/>---------</text:p>
      <text:p text:style-name="P17"><text:s/></text:p>
      <text:p text:style-name="P39"><text:s/></text:p>
      <text:p text:style-name="P17"><text:s/></text:p>
      <text:p text:style-name="P17"/>
      <text:p text:style-name="P38">Program Template <text:s/><text:span text:style-name="T8">(modify for doxygen)</text:span></text:p>
      <text:p text:style-name="P17">Template for program header </text:p>
      <text:p text:style-name="P39"><text:s/></text:p>
      <text:p text:style-name="P17"/>
      <text:p text:style-name="P17"><text:s/>Module <text:tab/><text:tab/><text:tab/>: <text:s text:c="2"/>Module name</text:p>
      <text:p text:style-name="P17"><text:s/>Description <text:tab/><text:tab/><text:tab/>: <text:s text:c="2"/>Module Description</text:p>
      <text:p text:style-name="P17"><text:s/>Original written for <text:tab/><text:tab/>: <text:s text:c="2"/>CPU/Microcontroller</text:p>
      <text:p text:style-name="P17"><text:s/>CPU port/tested<text:tab/><text:tab/>: <text:s text:c="2"/>CPU/Microcontroller</text:p>
      <text:p text:style-name="P17"><text:s/>Hardware use<text:tab/><text:tab/>: <text:s text:c="2"/>IC Chip</text:p>
      <text:p text:style-name="P17"><text:s/>Port use<text:tab/><text:tab/><text:tab/>: <text:s text:c="2"/>Port name / Function</text:p>
      <text:p text:style-name="P40"><text:span text:style-name="T9"><text:s/>Memory<text:tab/>FLASH<text:tab/>: <text:s/><text:tab/> <text:s text:c="3"/>XXX</text:span> <text:s text:c="2"/>Program Size</text:p>
      <text:p text:style-name="P17"><text:tab/><text:tab/>RAM<text:tab/><text:tab/>: <text:s text:c="2"/>XXX</text:p>
      <text:p text:style-name="P17"><text:tab/><text:tab/>EEPROM<text:tab/>: <text:s text:c="2"/>XXX</text:p>
      <text:p text:style-name="P16"><text:span text:style-name="T5"><text:s/>Document<text:tab/><text:tab/><text:tab/>:</text:span> <text:s/><text:span text:style-name="T3"><text:s/>Document describe algorithm</text:span></text:p>
      <text:p text:style-name="P17"><text:s/>Written by <text:tab/><text:tab/><text:tab/>: <text:s text:c="2"/>Name / Email</text:p>
      <text:p text:style-name="P17"><text:s/>Date<text:tab/><text:tab/><text:tab/><text:tab/>: <text:s/>DD/MM/20XX</text:p>
      <text:p text:style-name="P17"><text:s text:c="2"/></text:p>
      <text:p text:style-name="P17"><text:s/>Update History</text:p>
      <text:p text:style-name="P17"><text:s/></text:p>
      <text:p text:style-name="P17"><text:s/>Date<text:tab/><text:tab/><text:tab/>By <text:tab/><text:tab/><text:tab/><text:tab/><text:tab/>Comments</text:p>
      <text:p text:style-name="P17"><text:s/>----<text:tab/><text:tab/><text:tab/>--<text:tab/><text:tab/><text:tab/><text:tab/><text:tab/>---------</text:p>
      <text:p text:style-name="P39"><text:s/></text:p>
      <text:p text:style-name="P17"/>
      <text:p text:style-name="P17"/>
      <text:p text:style-name="P17"/>
      <text:p text:style-name="P15"><text:s/>Platform</text:p>
      <text:p text:style-name="P11"/>
      <text:p text:style-name="P11"><text:tab/>FPGA <text:s text:c="5"/>= <text:s/>Hardware <text:s/>IP <text:s/>+ RTOS + <text:s/>Driver + Application</text:p>
      <text:p text:style-name="P11"><text:s text:c="3"/><text:tab/><text:tab/> Reconfigure port</text:p>
      <text:p text:style-name="P11"><text:tab/></text:p>
      <text:p text:style-name="P11"><text:tab/>E-Block <text:s text:c="2"/>= <text:s/>Hardware E-Block <text:s/>+ Software E-block</text:p>
      <text:p text:style-name="P11"/>
      <text:p text:style-name="P11"/>
      <text:p text:style-name="P41">Issues</text:p>
      <text:p text:style-name="P41"/>
      <text:p text:style-name="P42">Software</text:p>
      <text:p text:style-name="P17"><text:tab/>How to mapping for different Port and Port number on the same connector</text:p>
      <text:p text:style-name="P17"><text:tab/>Ex <text:s text:c="2"/>Connect have PortA2, PortB5 <text:s text:c="2"/>How to program like it the same virtual Port</text:p>
      <text:p text:style-name="P17"><text:tab/> ( E_PORTB1, E_PORTB2)</text:p>
      <text:p text:style-name="P17"/>
      <text:p text:style-name="P17"/>
      <text:p text:style-name="P17"/>
      <text:p text:style-name="P42">Hardware </text:p>
      <text:p text:style-name="P17"><text:tab/></text:p>
      <text:p text:style-name="P17">Connector </text:p>
      <text:p text:style-name="P17"><text:tab/>Need jumper for communcation port and standard I/O port especially small pin microcontroller</text:p>
      <text:p text:style-name="P17"/>
      <text:p text:style-name="P17"/>
      <text:p text:style-name="P17"/>
      <text:p text:style-name="P17"/>
      <text:p text:style-name="P17"/>
      <text:p text:style-name="P38"><text:span text:style-name="T10">Boot loader</text:span> </text:p>
      <text:p text:style-name="P17"/>
      <text:p text:style-name="P17">What is it ?</text:p>
      <text:p text:style-name="P17">Bootloader is the program that reside in specific memory area. This program will program the application program into program area </text:p>
      <text:p text:style-name="P17"/>
      <text:p text:style-name="P17">Why we need bootlaoder ? </text:p>
      <text:p text:style-name="P17">Bootloader enable us to re program firmware on the fly with using i2C memory, serial port without any special programming tools make it easily to update firmware in the field via normal communication port</text:p>
      <text:p text:style-name="P17"/>
      <text:p text:style-name="P17">What we need to use bootloader ? </text:p>
      <text:p text:style-name="P17">Bootloader quite complex mechanism and you need to set fuse bit programming right in order. If not it will fail</text:p>
      <text:p text:style-name="P17"/>
      <text:p text:style-name="P17">Step to use bootloader</text:p>
      <text:p text:style-name="P17"/>
      <text:p text:style-name="P17">1) Bootloader program need to specify the memory location for the program in MakeFile. <text:s/>By specify <text:s/>BOOTBLOCKSTARTADDRESS = 0x7000 ( For ATMEGA32) and this parameter will use in <text:s/>option</text:p>
      <text:p text:style-name="P17">LDSECTION <text:s/>= --section-start=.text=$(BOOTBLOCKSTARTADDRESS)</text:p>
      <text:p text:style-name="P17">This option will specify the start address of the code. <text:s/>(See manual for start address) <text:s/>This is another common pitfall because the address in manual is in word ( 2 bytes) <text:s text:c="2"/>Then we need to translate to bytes before we put in makefile </text:p>
      <text:p text:style-name="P17"/>
      <text:p text:style-name="P17">Ex. <text:s/>ATMEGA32 for 2 KWORD block bootloader <text:s/>start address = 0x3800 <text:s/>The value we need to put in makefile is 0x3800 x 2 <text:s/>= 0x7000</text:p>
      <text:p text:style-name="P17"/>
      <text:p text:style-name="P17"/>
      <text:list text:style-name="L5">
        <text:list-item>
          <text:p text:style-name="P43">In program bootloader if you use interrupt vector table. You need to set <text:s/>IVCE, IVSEL in GICR to told the uC that the interrupt vector table have move to new place (bootloader + Vector table )</text:p>
        </text:list-item>
        <text:list-item>
          <text:p text:style-name="P43">Before go to application. You need to recall the interrupt vector table into the original by reset IVCE and IVSEL</text:p>
        </text:list-item>
        <text:list-item>
          <text:p text:style-name="P43">Before load the program bootloader. <text:s/>You need to set fuse bits by programmer to control the configuration of bootloader. Which are</text:p>
          <text:list>
            <text:list-item>
              <text:p text:style-name="P43">Bootloader size <text:s/>BOOTSZ1, BOOTSZ0 specify the size 512 K, <text:s/>1 K , 2K (word not bytes) This will effect the BOOTBLOCKSTARTADDRESS <text:s/>in 1)</text:p>
            </text:list-item>
            <text:list-item>
              <text:p text:style-name="P43">Bootrst <text:s/>to tell uC to use bootloader start address when reset button is pressed</text:p>
            </text:list-item>
          </text:list>
        </text:list-item>
        <text:list-item>
          <text:p text:style-name="P43">After set fuse bit and program the bootloader make sure that the lock bit had been set to protect bootloader overwrite by the <text:s/>application <text:s/>(Bootlock12, Bootlock11)</text:p>
        </text:list-item>
        <text:list-item>
          <text:p text:style-name="P43"><text:s/>Make sure the serial speed and protocal ( Stop, Start , Parity bits ) match. Between terminal and bootloader</text:p>
        </text:list-item>
        <text:list-item>
          <text:p text:style-name="P43">To activate bootloader activate condition. ( Pressing SW , Push reset while press i, etc)</text:p>
        </text:list-item>
      </text:list>
      <text:p text:style-name="P40"/>
      <text:p text:style-name="P44">Bootloader chip45boot</text:p>
      <text:p text:style-name="P40"/>
      <text:p text:style-name="P40">This boot loader will activate when press i <text:s/>on terminal during press reset the “&gt;” will show on screen. <text:s/>If there are program installed in flash. It will run the program (check 0xFF at 0x0000)</text:p>
      <text:p text:style-name="P40">If not they will show “&gt;” and wait for command</text:p>
      <text:p text:style-name="P40"/>
      <text:p text:style-name="P40">f = <text:s/>Flash program download in srec mode</text:p>
      <text:p text:style-name="P40">g = Run application</text:p>
      <text:p text:style-name="P40">e = <text:s/>Program eeprom</text:p>
      <text:p text:style-name="P40"/>
      <text:p text:style-name="P40">Problems: Cannot program srecord file </text:p>
      <text:p text:style-name="P40"/>
      <text:p text:style-name="P44"/>
      <text:p text:style-name="P44">STK500boot</text:p>
      <text:p text:style-name="P40">After reset, witin 3 seconds if there are no signal from serial. It will go to run application. If there are no application installed, they will loop until found the STK5000 protocal</text:p>
      <text:p text:style-name="P40"/>
      <text:p text:style-name="P45">Problems Cannot program long hex file error !!</text:p>
      <text:p text:style-name="P40"/>
      <text:p text:style-name="P40"/>
      <text:p text:style-name="P40"/>
      <text:p text:style-name="P44">Boothex <text:s/>( Use in <text:s/>E-block)</text:p>
      <text:p text:style-name="P40">Problem <text:s/>cannot program at high speed <text:s/>( 2400 ) <text:s/>Need to modify for Xon/Xoff protocal to avoid buffer overload</text:p>
      <text:p text:style-name="P40"/>
      <text:p text:style-name="P40">Enter boot mode condition</text:p>
      <text:list text:style-name="L6">
        <text:list-item>
          <text:p text:style-name="P46">No program at 0x0000 ( Read 0xFF )</text:p>
        </text:list-item>
        <text:list-item>
          <text:p text:style-name="P46">Enter i within period of time</text:p>
        </text:list-item>
      </text:list>
      <text:p text:style-name="P40">Enter program mode condition</text:p>
      <text:p text:style-name="P40"><text:s text:c="6"/>1 <text:s/>There are program at 0x0000 <text:s/>(Checked when press Reset)</text:p>
      <text:p text:style-name="P40"><text:s text:c="6"/>2 <text:s/>Press x <text:s/>at bootmode</text:p>
      <text:p text:style-name="P40"/>
      <text:p text:style-name="P40"/>
      <text:p text:style-name="P40"/>
      <text:p text:style-name="P40"/>
      <text:p text:style-name="P40"/>
      <text:p text:style-name="P40">Directory Structure</text:p>
      <text:p text:style-name="Text_20_body"><text:tab/>E-block\hw</text:p>
      <text:p text:style-name="Text_20_body"><text:tab/><text:tab/> <text:s text:c="5"/>\<text:span text:style-name="T11">Hardware module name</text:span></text:p>
      <text:p text:style-name="Text_20_body"><text:tab/><text:tab/><text:tab/><text:tab/><text:tab/><text:tab/>\Circuit diagram<text:tab/>Schematics <text:s/>of H/W block</text:p>
      <text:p text:style-name="Text_20_body"><text:tab/><text:tab/><text:tab/><text:tab/><text:tab/><text:tab/>\PCB<text:tab/><text:tab/><text:tab/>PCB for hardware module</text:p>
      <text:p text:style-name="Text_20_body"><text:tab/><text:tab/><text:tab/><text:tab/><text:tab/><text:tab/>\document<text:tab/><text:tab/>Document explain Circuit\</text:p>
      <text:p text:style-name="Text_20_body"><text:tab/><text:tab/>\sw</text:p>
      <text:p text:style-name="Text_20_body"><text:tab/><text:tab/> <text:s text:c="4"/>\<text:span text:style-name="T11">CPU </text:span><text:s/>CPU name <text:s/>Ex. ARM, AVR</text:p>
      <text:p text:style-name="Text_20_body"><text:tab/><text:tab/><text:tab/> \<text:span text:style-name="T11">Module Name <text:s text:c="8"/>(*.c *.h)</text:span></text:p>
      <text:p text:style-name="P47"><text:tab/><text:tab/><text:tab/>\<text:span text:style-name="T12">document<text:tab/><text:tab/>Document explain library</text:span></text:p>
      <text:p text:style-name="Text_20_body"/>
      <text:p text:style-name="Text_20_body">Please note that one Hardware module may link to many Software module. Ex. E_IO pcb can call routine for 7 segments display, IR <text:s/>Switch press</text:p>
      <text:p text:style-name="Text_20_body"/>
      <text:h text:style-name="Heading_20_1" text:outline-level="1">E-block product development process</text:h>
      <text:p text:style-name="Text_20_body">This topic explain all process to develope embedded system. If you want develop only E-block libray/ module <text:s/>go to E-block <text:s/>module development</text:p>
      <text:p text:style-name="Text_20_body"/>
      <text:p text:style-name="P48">Product Concept <text:s/></text:p>
      <text:p text:style-name="P48"><text:tab/>Product specification</text:p>
      <text:p text:style-name="P48"><text:tab/>Product scneario example (optional)</text:p>
      <text:p text:style-name="P48">Product specification</text:p>
      <text:p text:style-name="P48"><text:tab/>High level design <text:s/>context diagram</text:p>
      <text:p text:style-name="P48"><text:tab/>Detailed product specification</text:p>
      <text:p text:style-name="P48"><text:tab/>Design phase ( if apply, to make it smaller and manageable)</text:p>
      <text:p text:style-name="P48"><text:tab/>Test case <text:s/></text:p>
      <text:p text:style-name="P48"><text:tab/>Test script</text:p>
      <text:p text:style-name="P48">High level design <text:s/>( depend on users' choice. Goal is to make design clear to others)</text:p>
      <text:p text:style-name="P48"><text:tab/>UML</text:p>
      <text:p text:style-name="P48"><text:tab/>Data Flow Diagram</text:p>
      <text:p text:style-name="P48"><text:tab/>State transition matrix)</text:p>
      <text:p text:style-name="P48"><text:tab/>State table </text:p>
      <text:p text:style-name="P48"><text:s/></text:p>
      <text:p text:style-name="P48">Hardware /Software partition</text:p>
      <text:p text:style-name="P49">This step divide the product implementation in Hardware side and Software side. <text:s/>Designer will need to identify part implements by Hardware or Software. Because some part you can use already build IC chip or implement by S/W into uC <text:s text:c="2"/>For ex. Tcp/IP <text:s/>stack can use both S/W or H/W to implement</text:p>
      <text:p text:style-name="Text_20_body"/>
      <text:p text:style-name="Text_20_body"/>
      <text:p text:style-name="P13">Hardware Design</text:p>
      <text:list text:style-name="L7">
        <text:list-item>
          <text:p text:style-name="P50">Divide in module</text:p>
        </text:list-item>
        <text:list-item>
          <text:p text:style-name="P50">Interface Design between module</text:p>
        </text:list-item>
        <text:list-item>
          <text:p text:style-name="P50">Document theory <text:s/>of operation and interface design</text:p>
        </text:list-item>
        <text:list-item>
          <text:p text:style-name="P50">Select from available E-block module or create the new one. If there are no available E-block in the port. You can create the new one. (Go to <text:s/>E-block module development for information how to create E-block H/W module)</text:p>
        </text:list-item>
        <text:list-item>
          <text:p text:style-name="P50">Slove the conflict of port ( if any)</text:p>
        </text:list-item>
        <text:list-item>
          <text:p text:style-name="P50">Test and debug module accroding to spec.</text:p>
        </text:list-item>
        <text:list-item>
          <text:p text:style-name="P50">Check in all document and diagram</text:p>
          <text:list>
            <text:list-header>
              <text:p text:style-name="P50"/>
              <text:p text:style-name="P51"/>
            </text:list-header>
          </text:list>
        </text:list-item>
      </text:list>
      <text:p text:style-name="P13">Software design </text:p>
      <text:list text:style-name="L8">
        <text:list-item>
          <text:p text:style-name="P52">Document Theory of operation <text:s/></text:p>
        </text:list-item>
        <text:list-item>
          <text:p text:style-name="P52">Resource usage, interrupt and register setting</text:p>
        </text:list-item>
        <text:list-item>
          <text:p text:style-name="P52">Function description (API)</text:p>
        </text:list-item>
        <text:list-item>
          <text:p text:style-name="P52">State diagram &amp; UML </text:p>
        </text:list-item>
        <text:list-item>
          <text:p text:style-name="P52">Psedo code for translate to different CPU architecture</text:p>
        </text:list-item>
        <text:list-item>
          <text:p text:style-name="P52">Create library in <text:s text:c="2"/>\Eblock\SW\CPU\Modulename directory. There are at least <text:s/>2 files <text:s/>source code (.c) files and <text:s/>header file for include (*.h) under module name directory. <text:s/>( or library *.a to avoid module overwrite)</text:p>
        </text:list-item>
      </text:list>
      <text:list text:style-name="L7" text:continue-numbering="true">
        <text:list-item>
          <text:p text:style-name="P50">Test and debug module accroding to spec.</text:p>
        </text:list-item>
      </text:list>
      <text:list text:style-name="L8" text:continue-numbering="true">
        <text:list-item>
          <text:p text:style-name="P52">Check in for each library</text:p>
        </text:list-item>
      </text:list>
      <text:p text:style-name="P17"/>
      <text:p text:style-name="P17">Note that <text:s/>E-block SW and E-block HW may not match. For example E_IO h/w block may use <text:s/>IR Control, Sound, <text:s/>7 Segments display module.</text:p>
      <text:p text:style-name="P17"/>
      <text:p text:style-name="P17"><text:s/></text:p>
      <text:p text:style-name="P17"/>
      <text:p text:style-name="P13">Intergration Develope</text:p>
      <text:list text:style-name="L9">
        <text:list-item>
          <text:p text:style-name="P53">Document main logic to glue all e-block together</text:p>
        </text:list-item>
        <text:list-item>
          <text:p text:style-name="P53">Set include file directory in Makefile point to <text:s/>Eblock files</text:p>
        </text:list-item>
        <text:list-item>
          <text:p text:style-name="P53">Add source code into project files <text:s/>or library </text:p>
        </text:list-item>
        <text:list-item>
          <text:p text:style-name="P53">Writng main logic code</text:p>
          <text:p text:style-name="P53"/>
        </text:list-item>
      </text:list>
      <text:p text:style-name="P13">Testing </text:p>
      <text:p text:style-name="P17"><text:tab/>Follow test script for <text:s/>integration test</text:p>
      <text:p text:style-name="P17"/>
      <text:p text:style-name="P13">End project<text:tab/></text:p>
      <text:p text:style-name="P13"><text:tab/><text:span text:style-name="T6">Check in all project documets</text:span></text:p>
      <text:p text:style-name="P17"><text:tab/>Prepare for bug feedback channel</text:p>
      <text:p text:style-name="P17"><text:tab/>Publish to web</text:p>
      <text:p text:style-name="P17"><text:tab/></text:p>
      <text:p text:style-name="P17"/>
      <text:h text:style-name="Heading_20_1" text:outline-level="1">E-block module development</text:h>
      <text:p text:style-name="Text_20_body">To develop new E-block module. We can divided into two parts <text:s/>E-block H/W and E-block SW</text:p>
      <text:p text:style-name="P13">E-block Hardware Design</text:p>
      <text:p text:style-name="P17">For Hardware design, we can classified two groups of <text:s/>E-block <text:s/>HW</text:p>
      <text:list text:style-name="L10">
        <text:list-item>
          <text:p text:style-name="P54"><text:span text:style-name="T1">CPU</text:span> <text:s/>to create E-block for CPU we <text:s/>need to <text:s/>follow these guidelines.</text:p>
        </text:list-item>
      </text:list>
      <text:p text:style-name="P17"><text:tab/>USE <text:s/>male connectors for both side </text:p>
      <text:p text:style-name="P17"><text:tab/>Schematic design </text:p>
      <text:list text:style-name="L7" text:continue-numbering="true">
        <text:list-header>
          <text:p text:style-name="P50">PCB design ( or use protoboard)</text:p>
          <text:p text:style-name="P50">Test and debug module accroding to spec</text:p>
          <text:p text:style-name="P50">Document theory of operation and specification, usage </text:p>
        </text:list-header>
      </text:list>
      <text:p text:style-name="P17"><text:tab/>Check in all document and diagram</text:p>
      <text:p text:style-name="P17"/>
      <text:p text:style-name="P17"/>
      <text:p text:style-name="P17"><text:span text:style-name="T1"><text:s text:c="6"/>2)<text:tab/>Peripheral</text:span><text:tab/></text:p>
      <text:p text:style-name="P17"><text:tab/>Select whether connect right side or left side depend on characteristic of peripheral</text:p>
      <text:p text:style-name="P17"><text:tab/>Define port use</text:p>
      <text:p text:style-name="P17"><text:tab/>Bypass all the signal bus do not use</text:p>
      <text:list text:style-name="L7" text:continue-numbering="true">
        <text:list-header>
          <text:p text:style-name="P50">Connector and jumper may be used if you want to switch from one side to another side</text:p>
          <text:p text:style-name="P50">Slove the conflict of port ( if any)</text:p>
          <text:p text:style-name="P50">Schematic design </text:p>
          <text:p text:style-name="P50">PCB design ( or use protoboard)</text:p>
          <text:p text:style-name="P50">Test and debug module accroding to spec.</text:p>
          <text:p text:style-name="P50">Document theory of operation, apply application sample, specification, usage </text:p>
          <text:p text:style-name="P50">Check in all documents and diagram</text:p>
        </text:list-header>
      </text:list>
      <text:p text:style-name="P17">Document need</text:p>
      <text:p text:style-name="P17"><text:tab/><text:span text:style-name="T1">Schematic Design</text:span></text:p>
      <text:p text:style-name="P13"><text:tab/>PCB Design</text:p>
      <text:p text:style-name="P17"><text:tab/>Theory of operation, Spec</text:p>
      <text:list text:style-name="L7" text:continue-numbering="true">
        <text:list-item>
          <text:list text:continue-numbering="true">
            <text:list-header>
              <text:p text:style-name="P51"/>
            </text:list-header>
          </text:list>
        </text:list-item>
      </text:list>
      <text:p text:style-name="P13">Software design </text:p>
      <text:list text:style-name="L11">
        <text:list-item>
          <text:p text:style-name="P55">Document theory of operation <text:s/>apply application sample, specification, usage</text:p>
        </text:list-item>
        <text:list-item>
          <text:p text:style-name="P55">Resource usage, interrupt and register setting</text:p>
        </text:list-item>
        <text:list-item>
          <text:p text:style-name="P55">State diagram &amp; UML </text:p>
        </text:list-item>
        <text:list-item>
          <text:p text:style-name="P55">Psedo code for translate to different CPU architecture</text:p>
        </text:list-item>
        <text:list-item>
          <text:p text:style-name="P55">Define API</text:p>
        </text:list-item>
        <text:list-item>
          <text:p text:style-name="P55">Create library in <text:s text:c="2"/>\Eblock\SW\CPU\Modulename directory. There are at least <text:s/>2 files <text:s/>source code (.c) files and <text:s/>header file for include (*.h) under module name directory. <text:s/>( or library *.a to avoid module overwrite)</text:p>
        </text:list-item>
      </text:list>
      <text:list text:style-name="L7" text:continue-numbering="true">
        <text:list-item>
          <text:p text:style-name="P50">Test and debug module accroding to spec.</text:p>
        </text:list-item>
      </text:list>
      <text:list text:style-name="L11" text:continue-numbering="true">
        <text:list-item>
          <text:p text:style-name="P55">Check in all documents for each library</text:p>
        </text:list-item>
      </text:list>
      <text:p text:style-name="P17">Document need</text:p>
      <text:p text:style-name="P17"><text:tab/><text:span text:style-name="T1">Source code</text:span></text:p>
      <text:p text:style-name="P17"><text:tab/>Theory of operaion, Spec</text:p>
      <text:p text:style-name="P17"><text:tab/>UML, State diagram (optional)</text:p>
      <text:p text:style-name="P17"><text:tab/></text:p>
      <text:p text:style-name="P17">Note that <text:s/>E-block SW and E-block HW may not match. For example E_IO h/w block may use <text:s/>IR Control, Sound, <text:s/>7 Segments display module.</text:p>
      <text:p text:style-name="P17"/>
      <text:p text:style-name="P17"><text:s/></text:p>
      <text:h text:style-name="Heading_20_1" text:outline-level="1">E-block roadmap</text:h>
      <text:p text:style-name="Text_20_body">Expandable to <text:s/>80 pins for complex <text:s/>task</text:p>
      <text:p text:style-name="Text_20_body">CPLD for reconfiguration pins</text:p>
      <text:p text:style-name="Text_20_body">FPGA for handling device IO</text:p>
      <text:p text:style-name="Text_20_body">Multi processor to share load and make it more independent module (M2M protocal)</text:p>
      <text:p text:style-name="Text_20_body"><text:tab/>Using E_smartIO <text:s/>ATMEGA8 to control various protocal and convert to I2C or SPI</text:p>
      <text:p text:style-name="Text_20_body">E-block script </text:p>
      <text:p text:style-name="Text_20_body">labview interface </text:p>
      <text:h text:style-name="Heading_20_1" text:outline-level="1">E-block Application</text:h>
      <text:p text:style-name="Text_20_body">E-bot <text:s text:c="2"/>for robot builder</text:p>
      <text:p text:style-name="Text_20_body">E-pro <text:s/>E-block for professional <text:s/>more efficient commercial product</text:p>
      <text:p text:style-name="Text_20_body">E-game <text:s/>E-block to create games like arcade game</text:p>
      <text:p text:style-name="Text_20_body"/>
      <text:p text:style-name="Text_20_body"/>
      <text:p text:style-name="Text_20_body"/>
      <text:p text:style-name="Text_20_body"/>
      <text:p text:style-name="Text_20_body"/>
      <text:list text:style-name="L7" text:continue-numbering="true">
        <text:list-item>
          <text:list text:continue-numbering="true">
            <text:list-header>
              <text:p text:style-name="P56"/>
            </text:list-header>
          </text:list>
        </text:list-item>
      </text:list>
      <text:h text:style-name="Heading_20_1" text:outline-level="1">E-block Software module</text:h>
      <table:table table:name="Table1" table:style-name="Table1">
        <table:table-column table:style-name="Table1.A"/>
        <table:table-column table:style-name="Table1.B"/>
        <table:table-row>
          <table:table-cell table:style-name="Table1.A1" office:value-type="string">
            <text:p text:style-name="P57">SW Module</text:p>
          </table:table-cell>
          <table:table-cell table:style-name="Table1.B1" office:value-type="string">
            <text:p text:style-name="P57">HW Module</text:p>
          </table:table-cell>
        </table:table-row>
        <table:table-row>
          <table:table-cell table:style-name="Table1.A2" office:value-type="string">
            <text:p text:style-name="P58">io_7segment.c,.h</text:p>
          </table:table-cell>
          <table:table-cell table:style-name="Table1.B2" office:value-type="string">
            <text:p text:style-name="P59">E_IO</text:p>
          </table:table-cell>
        </table:table-row>
        <table:table-row>
          <table:table-cell table:style-name="Table1.A2" office:value-type="string">
            <text:p text:style-name="P58">io_piezo.c,.h</text:p>
          </table:table-cell>
          <table:table-cell table:style-name="Table1.B2" office:value-type="string">
            <text:p text:style-name="P59">E_IO</text:p>
          </table:table-cell>
        </table:table-row>
        <table:table-row>
          <table:table-cell table:style-name="Table1.A2" office:value-type="string">
            <text:p text:style-name="P58">io_sw.c,.h</text:p>
          </table:table-cell>
          <table:table-cell table:style-name="Table1.B2" office:value-type="string">
            <text:p text:style-name="P59">E_IO</text:p>
          </table:table-cell>
        </table:table-row>
        <table:table-row>
          <table:table-cell table:style-name="Table1.A2" office:value-type="string">
            <text:p text:style-name="P58">io_ir.c,.h</text:p>
          </table:table-cell>
          <table:table-cell table:style-name="Table1.B2" office:value-type="string">
            <text:p text:style-name="P59">E_IO</text:p>
          </table:table-cell>
        </table:table-row>
        <table:table-row>
          <table:table-cell table:style-name="Table1.A2" office:value-type="string">
            <text:p text:style-name="P58">io_uart,.h</text:p>
          </table:table-cell>
          <table:table-cell table:style-name="Table1.B2" office:value-type="string">
            <text:p text:style-name="P59">E_Mega32</text:p>
          </table:table-cell>
        </table:table-row>
        <table:table-row>
          <table:table-cell table:style-name="Table1.A2" office:value-type="string">
            <text:p text:style-name="P58">io_i2c,.h</text:p>
          </table:table-cell>
          <table:table-cell table:style-name="Table1.B2" office:value-type="string">
            <text:p text:style-name="P59">E_Mega32</text:p>
          </table:table-cell>
        </table:table-row>
        <table:table-row>
          <table:table-cell table:style-name="Table1.A2" office:value-type="string">
            <text:p text:style-name="P58">io_eeprom,.h</text:p>
          </table:table-cell>
          <table:table-cell table:style-name="Table1.B2" office:value-type="string">
            <text:p text:style-name="P59">E_Mega32</text:p>
          </table:table-cell>
        </table:table-row>
        <table:table-row>
          <table:table-cell table:style-name="Table1.A2" office:value-type="string">
            <text:p text:style-name="P58">io_adc.c,.h</text:p>
          </table:table-cell>
          <table:table-cell table:style-name="Table1.B2" office:value-type="string">
            <text:p text:style-name="P59">E_Mega32</text:p>
          </table:table-cell>
        </table:table-row>
        <table:table-row>
          <table:table-cell table:style-name="Table1.A2" office:value-type="string">
            <text:p text:style-name="P58">io_keyboard,.h</text:p>
          </table:table-cell>
          <table:table-cell table:style-name="Table1.B2" office:value-type="string">
            <text:p text:style-name="P59">E_XXX</text:p>
          </table:table-cell>
        </table:table-row>
        <table:table-row>
          <table:table-cell table:style-name="Table1.A2" office:value-type="string">
            <text:p text:style-name="P58"/>
          </table:table-cell>
          <table:table-cell table:style-name="Table1.B2" office:value-type="string">
            <text:p text:style-name="P59"/>
          </table:table-cell>
        </table:table-row>
      </table:table>
      <text:p text:style-name="Text_20_body"/>
      <text:p text:style-name="Text_20_body"/>
      <text:p text:style-name="Text_20_body"/>
      <text:p text:style-name="Text_20_body"/>
      <text:h text:style-name="Heading_20_2" text:outline-level="2">io_7segment</text:h>
      <text:p text:style-name="Text_20_body"><text:span text:style-name="T1">Usage :</text:span> <text:s/>To display Number up to10 digits. <text:s/>The characters can shown with limited characters. Ex <text:s/>We can not show these characters nicely <text:s/>z,m,w <text:s/>when display more than 2 characters <text:s/>the display will scroll.</text:p>
      <text:p text:style-name="Text_20_body"><text:span text:style-name="T1">Theory of operation: </text:span><text:s text:c="2"/>These 2 digits share the same pin for each segments and seperate each digit with common cathode (-) <text:s/>To display both <text:s/>characters simultaneously, we need to fast switch betweeen two digits. <text:s/>If it's fast enough, users will not see it flicker. <text:s/>To scroll message just move 1 digits to the left and display next digits to replace the old ones</text:p>
      <text:p text:style-name="P48">Resource Usage table</text:p>
      <table:table table:name="Table13" table:style-name="Table13">
        <table:table-column table:style-name="Table13.A" table:number-columns-repeated="2"/>
        <table:table-row>
          <table:table-cell table:style-name="Table13.A1" office:value-type="string">
            <text:p text:style-name="P60">Resource</text:p>
          </table:table-cell>
          <table:table-cell table:style-name="Table13.B1" office:value-type="string">
            <text:p text:style-name="Table_20_Contents"><text:s/></text:p>
          </table:table-cell>
        </table:table-row>
        <table:table-row>
          <table:table-cell table:style-name="Table13.A2" office:value-type="string">
            <text:p text:style-name="Table_20_Contents">CPU Port</text:p>
          </table:table-cell>
          <table:table-cell table:style-name="Table13.B2" office:value-type="string">
            <text:p text:style-name="Table_20_Contents">ATMEGA32</text:p>
          </table:table-cell>
        </table:table-row>
        <table:table-row>
          <table:table-cell table:style-name="Table13.A2" office:value-type="string">
            <text:p text:style-name="Table_20_Contents">Peripheral</text:p>
          </table:table-cell>
          <table:table-cell table:style-name="Table13.B2" office:value-type="string">
            <text:p text:style-name="Table_20_Contents">GPIO 10 Ch <text:s/>(E_PA0-7, E_PB1, E_PB2)</text:p>
          </table:table-cell>
        </table:table-row>
        <table:table-row>
          <table:table-cell table:style-name="Table13.A2" office:value-type="string">
            <text:p text:style-name="Table_20_Contents"/>
          </table:table-cell>
          <table:table-cell table:style-name="Table13.B2" office:value-type="string">
            <text:p text:style-name="Table_20_Contents">TIMER <text:s text:c="3"/>( For refresh display)</text:p>
          </table:table-cell>
        </table:table-row>
        <table:table-row>
          <table:table-cell table:style-name="Table13.A2" office:value-type="string">
            <text:p text:style-name="Table_20_Contents">Program Code</text:p>
          </table:table-cell>
          <table:table-cell table:style-name="Table13.B2" office:value-type="string">
            <text:p text:style-name="Table_20_Contents"/>
          </table:table-cell>
        </table:table-row>
        <table:table-row>
          <table:table-cell table:style-name="Table13.A2" office:value-type="string">
            <text:p text:style-name="Table_20_Contents">EEPROM</text:p>
          </table:table-cell>
          <table:table-cell table:style-name="Table13.B2" office:value-type="string">
            <text:p text:style-name="Table_20_Contents"><text:s/>-</text:p>
          </table:table-cell>
        </table:table-row>
        <table:table-row>
          <table:table-cell table:style-name="Table13.A2" office:value-type="string">
            <text:p text:style-name="Table_20_Contents"/>
          </table:table-cell>
          <table:table-cell table:style-name="Table13.B2" office:value-type="string">
            <text:p text:style-name="Table_20_Contents"/>
          </table:table-cell>
        </table:table-row>
        <table:table-row>
          <table:table-cell table:style-name="Table13.A2" office:value-type="string">
            <text:p text:style-name="P60">Register <text:s/>Setting</text:p>
          </table:table-cell>
          <table:table-cell table:style-name="Table13.B2" office:value-type="string">
            <text:p text:style-name="Table_20_Contents"/>
          </table:table-cell>
        </table:table-row>
        <table:table-row>
          <table:table-cell table:style-name="Table13.A2" office:value-type="string">
            <text:p text:style-name="P61">E_PA</text:p>
          </table:table-cell>
          <table:table-cell table:style-name="Table13.B2" office:value-type="string">
            <text:p text:style-name="Table_20_Contents"/>
          </table:table-cell>
        </table:table-row>
      </table:table>
      <text:p text:style-name="P62"><text:s/></text:p>
      <text:p text:style-name="P40"><text:span text:style-name="T9"><text:s/></text:span><text:span text:style-name="T13">Function Description (API)</text:span></text:p>
      <text:p text:style-name="Text_20_body">E_7segment_init ( void) <text:tab/>Initial 7 Segments. This routine will set register setting to initial <text:s/>GPIO direction to be output </text:p>
      <text:p text:style-name="Text_20_body">E_7Segment_num ( number) <text:s/>To display number in decimal number </text:p>
      <text:p text:style-name="Text_20_body">E_7segment_str (* uint8_t) <text:s text:c="3"/>Display string over 7 Segments <text:s/>( Ex <text:s/>Hello)</text:p>
      <text:p text:style-name="Text_20_body"><text:span text:style-name="T1">State diagram <text:s/>&amp;UML <text:s/>(Future)</text:span></text:p>
      <text:p text:style-name="Text_20_body"/>
      <text:p text:style-name="P13">Pseudo code</text:p>
      <text:p text:style-name="P17">This will help programmer to translate to code in each target CPU</text:p>
      <text:p text:style-name="Text_20_body"><text:span text:style-name="T14">E_7segment_init ( void) </text:span><text:tab/></text:p>
      <text:p text:style-name="Text_20_body"><text:tab/><text:tab/>Initial all usage GPIO to output direction</text:p>
      <text:p text:style-name="Text_20_body"><text:tab/><text:tab/>Initial timer interrupt for <text:s/>display refresh</text:p>
      <text:p text:style-name="Text_20_body"/>
      <text:p text:style-name="Text_20_body"><text:span text:style-name="T14">io_7Segment_num ( number)</text:span> </text:p>
      <text:p text:style-name="Text_20_body"><text:tab/><text:tab/>Convert number to string</text:p>
      <text:p text:style-name="Text_20_body"><text:tab/><text:tab/>Call E_7Segment_str</text:p>
      <text:p text:style-name="Text_20_body"><text:span text:style-name="T14">io_7segment_str (* uint8_t) </text:span><text:s/><text:tab/></text:p>
      <text:p text:style-name="Text_20_body"><text:tab/> <text:s text:c="6"/>Repeat each timer tick for display </text:p>
      <text:p text:style-name="Text_20_body"><text:tab/><text:tab/>Do Until end of str</text:p>
      <text:p text:style-name="Text_20_body"><text:tab/><text:tab/> <text:s text:c="3"/>show first character</text:p>
      <text:p text:style-name="Text_20_body"><text:tab/><text:tab/> <text:s text:c="3"/>move character to left and show next characters </text:p>
      <text:p text:style-name="Text_20_body"><text:s text:c="20"/>end</text:p>
      <text:p text:style-name="Text_20_body"/>
      <text:p text:style-name="P48">Future enhancement</text:p>
      <text:p text:style-name="Text_20_body">io_7Segment_float ( float) <text:s/>Floating point</text:p>
      <text:p text:style-name="Text_20_body"/>
      <text:h text:style-name="Heading_20_2" text:outline-level="2">io_sw</text:h>
      <text:p text:style-name="Text_20_body"><text:span text:style-name="T1">Usage :</text:span> <text:s/>To get input from SW on E_IO board</text:p>
      <text:p text:style-name="Text_20_body"><text:span text:style-name="T1">Theory of operation: </text:span><text:s text:c="2"/>Get the input from two SW in E_IO module. <text:s/>The Switch will connect to GND when pressed. (logic = 0) <text:s/>R internal pull up will enable <text:s/>The module can return the SW mode in many form</text:p>
      <text:p text:style-name="Text_20_body"><text:tab/>Press<text:tab/><text:tab/>Press the SW</text:p>
      <text:p text:style-name="Text_20_body"><text:tab/>Release <text:tab/>Release the SW</text:p>
      <text:p text:style-name="Text_20_body"><text:tab/>Hold <text:tab/><text:tab/>Hold the SW for specifice amount of time <text:s/></text:p>
      <text:p text:style-name="P48">Resource Usage table</text:p>
      <table:table table:name="Table15" table:style-name="Table15">
        <table:table-column table:style-name="Table15.A" table:number-columns-repeated="2"/>
        <table:table-row>
          <table:table-cell table:style-name="Table15.A1" office:value-type="string">
            <text:p text:style-name="P60">Resource</text:p>
          </table:table-cell>
          <table:table-cell table:style-name="Table15.B1" office:value-type="string">
            <text:p text:style-name="Table_20_Contents"><text:s/></text:p>
          </table:table-cell>
        </table:table-row>
        <table:table-row>
          <table:table-cell table:style-name="Table15.A2" office:value-type="string">
            <text:p text:style-name="Table_20_Contents">CPU Port</text:p>
          </table:table-cell>
          <table:table-cell table:style-name="Table15.B2" office:value-type="string">
            <text:p text:style-name="Table_20_Contents">ATMEGA32</text:p>
          </table:table-cell>
        </table:table-row>
        <table:table-row>
          <table:table-cell table:style-name="Table15.A2" office:value-type="string">
            <text:p text:style-name="Table_20_Contents">Peripheral</text:p>
          </table:table-cell>
          <table:table-cell table:style-name="Table15.B2" office:value-type="string">
            <text:p text:style-name="Table_20_Contents">GPIO 2 Ch <text:s/>( E_PB0, E_PB3)</text:p>
          </table:table-cell>
        </table:table-row>
        <table:table-row>
          <table:table-cell table:style-name="Table15.A2" office:value-type="string">
            <text:p text:style-name="Table_20_Contents"/>
          </table:table-cell>
          <table:table-cell table:style-name="Table15.B2" office:value-type="string">
            <text:p text:style-name="Table_20_Contents"><text:s/>TIMER <text:s/>( Use with 7 Segments)</text:p>
          </table:table-cell>
        </table:table-row>
        <table:table-row>
          <table:table-cell table:style-name="Table15.A2" office:value-type="string">
            <text:p text:style-name="Table_20_Contents">Program Code</text:p>
          </table:table-cell>
          <table:table-cell table:style-name="Table15.B2" office:value-type="string">
            <text:p text:style-name="Table_20_Contents"/>
          </table:table-cell>
        </table:table-row>
        <table:table-row>
          <table:table-cell table:style-name="Table15.A2" office:value-type="string">
            <text:p text:style-name="Table_20_Contents">EEPROM</text:p>
          </table:table-cell>
          <table:table-cell table:style-name="Table15.B2" office:value-type="string">
            <text:p text:style-name="Table_20_Contents"><text:s/>-</text:p>
          </table:table-cell>
        </table:table-row>
        <table:table-row>
          <table:table-cell table:style-name="Table15.A2" office:value-type="string">
            <text:p text:style-name="Table_20_Contents"/>
          </table:table-cell>
          <table:table-cell table:style-name="Table15.B2" office:value-type="string">
            <text:p text:style-name="Table_20_Contents"/>
          </table:table-cell>
        </table:table-row>
        <table:table-row>
          <table:table-cell table:style-name="Table15.A2" office:value-type="string">
            <text:p text:style-name="P60">Register <text:s/>Setting</text:p>
          </table:table-cell>
          <table:table-cell table:style-name="Table15.B2" office:value-type="string">
            <text:p text:style-name="Table_20_Contents"/>
          </table:table-cell>
        </table:table-row>
        <table:table-row>
          <table:table-cell table:style-name="Table15.A2" office:value-type="string">
            <text:p text:style-name="P61"><text:s/></text:p>
          </table:table-cell>
          <table:table-cell table:style-name="Table15.B2" office:value-type="string">
            <text:p text:style-name="Table_20_Contents"/>
          </table:table-cell>
        </table:table-row>
      </table:table>
      <text:p text:style-name="P62"><text:s/></text:p>
      <text:p text:style-name="P40"><text:span text:style-name="T9"><text:s/></text:span><text:span text:style-name="T13">Function Description (API)</text:span></text:p>
      <text:p text:style-name="Text_20_body">io_sw_init ( void) <text:tab/>Initial Switch for use as input IO and initial timer </text:p>
      <text:p text:style-name="Text_20_body">io_sw_status ( &amp;status) <text:s/>Get the Switch status <text:s/>return in variable first byte</text:p>
      <text:p text:style-name="Text_20_body"><text:tab/><text:tab/><text:tab/><text:tab/>0xAAAA BBBB</text:p>
      <text:p text:style-name="Text_20_body"><text:tab/><text:tab/><text:tab/>A = Status of A</text:p>
      <text:p text:style-name="Text_20_body"><text:tab/><text:tab/><text:tab/>B = Status of B</text:p>
      <text:p text:style-name="Text_20_body">return value<text:tab/><text:tab/>1 = <text:s/>Press</text:p>
      <text:p text:style-name="Text_20_body"><text:tab/><text:tab/><text:tab/>2 = <text:s/>Release after Press</text:p>
      <text:p text:style-name="Text_20_body"><text:tab/><text:tab/><text:tab/>0 = Nothing happen</text:p>
      <text:p text:style-name="Text_20_body"><text:tab/><text:tab/><text:tab/>3 = Hold more than limited time</text:p>
      <text:p text:style-name="Text_20_body"/>
      <text:p text:style-name="Text_20_body"/>
      <text:p text:style-name="Text_20_body"><text:span text:style-name="T1"/></text:p>
      <text:p text:style-name="P48">State diagram <text:s/>&amp;UML <text:s/>(Future)</text:p>
      <text:p text:style-name="Text_20_body"/>
      <text:p text:style-name="P13">Pseudo code</text:p>
      <text:p text:style-name="P17">This will help programmer to translate to code in each target CPU</text:p>
      <text:p text:style-name="Text_20_body"><text:span text:style-name="T1">io_sw_init ( void)</text:span> <text:tab/>I</text:p>
      <text:p text:style-name="Text_20_body"><text:tab/><text:tab/>Initial GPIO as an input and initial timer <text:s/></text:p>
      <text:p text:style-name="Text_20_body"><text:span text:style-name="T1">io_sw_status ( &amp;status) </text:span><text:s text:c="2"/>Pass by reference</text:p>
      <text:p text:style-name="Text_20_body"><text:tab/><text:tab/>Within period of time </text:p>
      <text:p text:style-name="Text_20_body"><text:tab/><text:tab/><text:tab/>Check switch status <text:s/>whether it is</text:p>
      <text:list text:style-name="L12">
        <text:list-item>
          <text:p text:style-name="P63">First Press (Set status)</text:p>
        </text:list-item>
        <text:list-item>
          <text:p text:style-name="P63">Release after press ( Clear status)</text:p>
        </text:list-item>
        <text:list-item>
          <text:p text:style-name="P63">Hold ( still press <text:s/>&gt; limited time) </text:p>
        </text:list-item>
      </text:list>
      <text:p text:style-name="Text_20_body"><text:tab/><text:tab/><text:tab/>Put the status in status</text:p>
      <text:p text:style-name="Text_20_body"/>
      <text:p text:style-name="Text_20_body"/>
      <text:h text:style-name="Heading_20_1" text:outline-level="1"><text:span text:style-name="T1">E-block OpenCourseware </text:span></text:h>
      <text:p text:style-name="P64">Objective : <text:s text:c="2"/>Give everyone access to <text:s/>learing material. <text:s text:c="2"/>Develope courseware with objective shorter learning curves with <text:s/>standard protocal <text:s/>to make learner learn faster and deeper until can develope their own products like professional</text:p>
      <text:p text:style-name="P64">Mission</text:p>
      <text:p text:style-name="P64"><text:tab/>Transfer professional knowledge to <text:s/>novice become professional less time with effective project hand on experience</text:p>
      <text:p text:style-name="P64"/>
      <text:p text:style-name="P64">Concepte behing the learning curves.</text:p>
      <text:list text:style-name="L13">
        <text:list-item>
          <text:p text:style-name="P65">Challenge users interest <text:s/>by attractive project development</text:p>
        </text:list-item>
        <text:list-item>
          <text:p text:style-name="P65">Users learn by doing project through example gain experience from professional</text:p>
        </text:list-item>
        <text:list-item>
          <text:p text:style-name="P65">Users gather their own ideas with using basic block from what they learn</text:p>
        </text:list-item>
        <text:list-item>
          <text:p text:style-name="P65">Intergrate their ideas into <text:s/>composing block to generate new product concepts</text:p>
        </text:list-item>
        <text:list-item>
          <text:p text:style-name="P65">exapand what they learned and give it back to community</text:p>
        </text:list-item>
      </text:list>
      <text:p text:style-name="P64"/>
      <text:p text:style-name="P64">Incubator model (Baby model)</text:p>
      <text:list text:style-name="L14">
        <text:list-item>
          <text:p text:style-name="P66">Feed everything <text:s/>( <text:s/>Learn from project, example )</text:p>
        </text:list-item>
        <text:list-item>
          <text:p text:style-name="P66">Learn to feed yourself ( Modify example, projects)</text:p>
        </text:list-item>
        <text:list-item>
          <text:p text:style-name="P66">Learn to find food <text:s/>( Gathering E-block for new projects)</text:p>
        </text:list-item>
        <text:list-item>
          <text:p text:style-name="P66">Learn to find money to buy food <text:s/>( Create new E-block for new application area)</text:p>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Arial Unicode MS" svg:font-family="'Arial Unicode MS'" style:font-pitch="variable"/>
    <style:font-face style:name="Brush Flash" svg:font-family="'Brush Flash', 'Times New Roman'" style:font-pitch="variable"/>
    <style:font-face style:name="HG Mincho Light J" svg:font-family="'HG Mincho Light J'" style:font-pitch="variable"/>
    <style:font-face style:name="Sci Fied 2002" svg:font-family="'Sci Fied 2002'" style:font-pitch="variable"/>
    <style:font-face style:name="Batang" svg:font-family="Batang, 바탕" style:font-family-generic="roman" style:font-pitch="variable"/>
    <style:font-face style:name="OOSawasdee" svg:font-family="OOSawasdee" style:font-family-generic="roman" style:font-pitch="variable"/>
    <style:font-face style:name="Times New Roman" svg:font-family="'Times New Roman'" style:font-family-generic="roman" style:font-pitch="variable"/>
    <style:font-face style:name="Brush Script" svg:font-family="'Brush Script', 'Courier New'"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4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OOSawasdee" fo:font-size="14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2pt" fo:language="th" fo:country="TH" style:font-name-asian="Batang" style:font-size-asian="12pt" style:language-asian="th" style:country-asian="TH"/>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left="12.7cm" fo:margin-right="0cm" fo:text-align="end" style:justify-single-word="false" fo:text-indent="0cm" style:auto-text-indent="false">
        <style:tab-stops/>
      </style:paragraph-properties>
    </style:style>
    <style:style style:name="P2" style:family="paragraph" style:parent-style-name="Header">
      <style:paragraph-properties>
        <style:tab-stops>
          <style:tab-stop style:position="12.091cm"/>
        </style:tab-stops>
      </style:paragraph-properties>
    </style:style>
    <style:style style:name="P3" style:family="paragraph" style:parent-style-name="Footer">
      <style:paragraph-properties fo:text-align="start" style:justify-single-word="false"/>
    </style:style>
    <style:style style:name="T1" style:family="text">
      <style:text-properties fo:color="#ff0000" style:font-name="Brush Flash" fo:font-size="18pt" style:font-size-asian="18pt"/>
    </style:style>
    <style:style style:name="T2" style:family="text">
      <style:text-properties fo:color="#ff0000" style:font-name="Sci Fied 2002" fo:font-size="9pt" style:font-size-asian="9pt"/>
    </style:style>
    <style:style style:name="T3" style:family="text">
      <style:text-properties style:font-name="Sci Fied 2002" fo:font-size="9pt" style:font-size-asian="9pt"/>
    </style:style>
    <style:page-layout style:name="pm1">
      <style:page-layout-properties fo:page-width="20.999cm" fo:page-height="29.699cm" style:num-format="1" style:print-orientation="portrait" fo:margin-top="1.251cm" fo:margin-bottom="1.251cm" fo:margin-left="3.175cm" fo:margin-right="0.953cm" fo:background-color="transparent" style:writing-mode="lr-tb" style:layout-grid-color="#c0c0c0" style:layout-grid-lines="40"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0cm"/>
      </style:header-style>
      <style:footer-style>
        <style:header-footer-properties fo:min-height="0cm" fo:margin-left="0cm" fo:margin-right="0cm" fo:margin-top="0.866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5142" number:language="th" number:country="TH">
      <number:month/>
      <number:text>/</number:text>
      <number:day/>
      <number:text>/</number:text>
      <number:year number:style="long"/>
    </number:date-style>
  </office:automatic-styles>
  <office:master-styles>
    <style:master-page style:name="Standard" style:page-layout-name="pm1">
      <style:header>
        <text:p text:style-name="P1"><text:span text:style-name="T1"><text:s text:c="5"/></text:span><text:span text:style-name="T2">Gear</text:span><text:span text:style-name="T3">tronics.net</text:span></text:p>
        <text:p text:style-name="P2"/>
      </style:header>
      <style:footer>
        <text:p text:style-name="P3"><text:span text:style-name="Page_20_Number">Revision 0.1 <text:s text:c="33"/>Date : </text:span><text:span text:style-name="Page_20_Number"><text:date style:data-style-name="N5142" text:date-value="2007-08-22T16:32:41.76">8/22/2007</text:date></text:span><text:span text:style-name="Page_20_Number"><text:tab/><text:tab/> </text:span>Page <text:span text:style-name="Page_20_Number"><text:page-number text:select-page="current">23</text:page-number></text:span><text:span text:style-name="Page_20_Number"> <text:s text:c="21"/></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3-17T11:11:20</meta:creation-date>
    <dc:date>2007-08-22T16:32:41</dc:date>
    <meta:printed-by>wichai tos</meta:printed-by>
    <meta:print-date>2007-08-06T14:51:54</meta:print-date>
    <dc:language>en-US</dc:language>
    <meta:editing-cycles>77</meta:editing-cycles>
    <meta:editing-duration>PT22H33M17S</meta:editing-duration>
    <meta:user-defined meta:name="Info 1"/>
    <meta:user-defined meta:name="Info 2"/>
    <meta:user-defined meta:name="Info 3"/>
    <meta:user-defined meta:name="Info 4"/>
    <meta:document-statistic meta:table-count="15" meta:image-count="0" meta:object-count="0" meta:page-count="23" meta:paragraph-count="986" meta:word-count="3620" meta:character-count="21370"/>
  </office:meta>
</office:document-meta>
</file>